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2000003B42D07B32A2AE4F91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gr28" style:family="graphic" style:parent-style-name="standard">
      <style:graphic-properties draw:stroke="none" draw:fill-color="#ffde59" draw:textarea-horizontal-align="justify" draw:textarea-vertical-align="middle" draw:auto-grow-height="false" fo:min-height="0.402cm" fo:min-width="5.021cm"/>
    </style:style>
    <style:style style:name="gr29" style:family="graphic" style:parent-style-name="standard">
      <style:graphic-properties draw:stroke="none" draw:fill-color="#ffde59" draw:textarea-horizontal-align="justify" draw:textarea-vertical-align="middle" draw:auto-grow-height="false" fo:min-height="0.088cm" fo:min-width="1.883cm"/>
    </style:style>
    <style:style style:name="gr30" style:family="graphic" style:parent-style-name="standard">
      <style:graphic-properties draw:stroke="none" draw:fill-color="#ffb66c" draw:textarea-horizontal-align="justify" draw:textarea-vertical-align="middle" draw:auto-grow-height="false" fo:min-height="0cm" fo:min-width="5.292cm"/>
    </style:style>
    <style:style style:name="gr31" style:family="graphic" style:parent-style-name="standard">
      <style:graphic-properties draw:stroke="none" draw:fill-color="#ffb66c" draw:textarea-horizontal-align="justify" draw:textarea-vertical-align="middle" draw:auto-grow-height="false" fo:min-height="0.328cm" fo:min-width="4.939cm"/>
    </style:style>
    <style:style style:name="gr32" style:family="graphic" style:parent-style-name="standard">
      <style:graphic-properties draw:stroke="none" draw:fill-color="#ff4000" draw:textarea-horizontal-align="justify" draw:textarea-vertical-align="middle" draw:auto-grow-height="false" fo:min-height="0.09cm" fo:min-width="4.939cm"/>
    </style:style>
    <style:style style:name="gr33" style:family="graphic" style:parent-style-name="standard">
      <style:graphic-properties draw:stroke="none" draw:fill-color="#158466" draw:textarea-horizontal-align="justify" draw:textarea-vertical-align="middle" draw:auto-grow-height="false" fo:min-height="0.09cm" fo:min-width="4.939cm"/>
    </style:style>
    <style:style style:name="gr34" style:family="graphic" style:parent-style-name="standard">
      <style:graphic-properties draw:stroke="none" draw:fill-color="#158466" draw:textarea-horizontal-align="justify" draw:textarea-vertical-align="middle" draw:auto-grow-height="false" fo:min-height="0.082cm" fo:min-width="1.784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color="#ffffff" draw:fill-color="#ffffff" draw:textarea-horizontal-align="justify" draw:textarea-vertical-align="middle" draw:auto-grow-height="false" fo:min-height="3.66cm" fo:min-width="11.565cm"/>
    </style:style>
    <style:style style:name="gr37" style:family="graphic" style:parent-style-name="standard">
      <style:graphic-properties svg:stroke-color="#ffffff" draw:fill-color="#ffffff" draw:textarea-horizontal-align="justify" draw:textarea-vertical-align="middle" draw:auto-grow-height="false" fo:min-height="2.925cm" fo:min-width="6.485cm"/>
    </style:style>
    <style:style style:name="gr38" style:family="graphic" style:parent-style-name="standard">
      <style:graphic-properties draw:stroke="none" svg:stroke-color="#000000" draw:fill="solid" draw:fill-color="#eeeeee" draw:auto-grow-height="true" draw:auto-grow-width="false" fo:max-height="0cm" fo:min-height="0.712cm"/>
      <style:paragraph-properties style:writing-mode="lr-tb"/>
    </style:style>
    <style:style style:name="gr39" style:family="graphic" style:parent-style-name="standard">
      <style:graphic-properties svg:stroke-color="#2a6099" draw:fill-color="#dee6ef" draw:textarea-horizontal-align="justify" draw:textarea-vertical-align="middle" draw:auto-grow-height="false" fo:min-height="0.896cm" fo:min-width="1.916cm"/>
      <style:paragraph-properties style:writing-mode="lr-tb"/>
    </style:style>
    <style:style style:name="gr40" style:family="graphic" style:parent-style-name="standard">
      <style:graphic-properties svg:stroke-color="#0084d1" draw:fill-color="#dee6ef" draw:textarea-horizontal-align="justify" draw:textarea-vertical-align="middle" draw:auto-grow-height="false" fo:min-height="0.896cm" fo:min-width="2.678cm"/>
      <style:paragraph-properties style:writing-mode="lr-tb"/>
    </style:style>
    <style:style style:name="gr41" style:family="graphic" style:parent-style-name="standard">
      <style:graphic-properties draw:fill-color="#dee6ef" draw:textarea-horizontal-align="justify" draw:textarea-vertical-align="middle" draw:auto-grow-height="false" fo:min-height="0.896cm" fo:min-width="1.916cm"/>
      <style:paragraph-properties style:writing-mode="lr-tb"/>
    </style:style>
    <style:style style:name="gr42" style:family="graphic" style:parent-style-name="standard">
      <style:graphic-properties svg:stroke-color="#158466" draw:opacity="0%" draw:textarea-horizontal-align="justify" draw:textarea-vertical-align="middle" draw:auto-grow-height="false" fo:min-height="4.907cm" fo:min-width="24.977cm"/>
    </style:style>
    <style:style style:name="gr43" style:family="graphic" style:parent-style-name="standard">
      <style:graphic-properties svg:stroke-color="#7b3d00" draw:opacity="0%" draw:textarea-horizontal-align="justify" draw:textarea-vertical-align="middle" draw:auto-grow-height="false" fo:min-height="6.718cm" fo:min-width="24.783cm"/>
    </style:style>
    <style:style style:name="gr44" style:family="graphic" style:parent-style-name="objectwithoutfill">
      <style:graphic-properties draw:stroke="dash" draw:stroke-dash="Long_20_Dash" svg:stroke-width="0.053cm" svg:stroke-color="#7b3d00" draw:marker-start-width="0.279cm" draw:marker-end-width="0.279cm" svg:stroke-linecap="butt" draw:fill="none" draw:textarea-vertical-align="middle" fo:padding-top="0.151cm" fo:padding-bottom="0.151cm" fo:padding-left="0.276cm" fo:padding-right="0.276cm"/>
    </style:style>
    <style:style style:name="gr45" style:family="graphic" style:parent-style-name="objectwithoutfill">
      <style:graphic-properties draw:stroke="dash" draw:stroke-dash="Long_20_Dash" svg:stroke-width="0.053cm" svg:stroke-color="#158466" draw:marker-start-width="0.279cm" draw:marker-end-width="0.279cm" svg:stroke-linecap="butt" draw:fill="none" draw:textarea-vertical-align="middle" fo:padding-top="0.151cm" fo:padding-bottom="0.151cm" fo:padding-left="0.276cm" fo:padding-right="0.276cm"/>
    </style:style>
    <style:style style:name="gr46" style:family="graphic" style:parent-style-name="objectwithoutfill">
      <style:graphic-properties svg:stroke-color="#2a6099" draw:marker-end="Arrowheads_20_1" draw:marker-end-width="0.3cm" draw:fill="none" draw:textarea-vertical-align="middle"/>
    </style:style>
    <style:style style:name="gr47" style:family="graphic" style:parent-style-name="objectwithoutfill">
      <style:graphic-properties svg:stroke-color="#0084d1" draw:marker-end="Arrowheads_20_2" draw:marker-end-width="0.3cm" draw:fill="none" draw:textarea-vertical-align="middle"/>
    </style:style>
    <style:style style:name="gr48" style:family="graphic" style:parent-style-name="objectwithoutfill">
      <style:graphic-properties svg:stroke-color="#2a6099" draw:marker-end="Arrowheads_20_3" draw:marker-end-width="0.3cm" draw:fill="none" draw:textarea-vertical-align="middle"/>
    </style:style>
    <style:style style:name="gr49" style:family="graphic" style:parent-style-name="objectwithoutfill">
      <style:graphic-properties svg:stroke-color="#0084d1" draw:marker-end="Arrowheads_20_4" draw:marker-end-width="0.3cm" draw:fill="none" draw:textarea-vertical-align="middle"/>
    </style:style>
    <style:style style:name="gr50" style:family="graphic" style:parent-style-name="objectwithoutfill">
      <style:graphic-properties svg:stroke-color="#0084d1" draw:marker-end="Arrowheads_20_5" draw:marker-end-width="0.3cm" draw:fill="none" draw:textarea-vertical-align="middle"/>
    </style:style>
    <style:style style:name="gr51" style:family="graphic" style:parent-style-name="objectwithoutfill">
      <style:graphic-properties svg:stroke-color="#0084d1" draw:marker-end="Arrowheads_20_6" draw:marker-end-width="0.3cm" draw:fill="none" draw:textarea-vertical-align="middle"/>
    </style:style>
    <style:style style:name="gr52" style:family="graphic" style:parent-style-name="objectwithoutfill">
      <style:graphic-properties svg:stroke-color="#2a6099" draw:marker-end="Arrowheads_20_7" draw:marker-end-width="0.3cm" draw:fill="none" draw:textarea-vertical-align="middle"/>
    </style:style>
    <style:style style:name="gr53" style:family="graphic" style:parent-style-name="objectwithoutfill">
      <style:graphic-properties svg:stroke-color="#2a6099" draw:marker-end="Arrowheads_20_8" draw:marker-end-width="0.3cm" draw:fill="none" draw:textarea-vertical-align="middle"/>
    </style:style>
    <style:style style:name="gr54" style:family="graphic" style:parent-style-name="standard">
      <style:graphic-properties svg:stroke-color="#2a6099" draw:fill-color="#dee6ef" draw:textarea-horizontal-align="justify" draw:textarea-vertical-align="middle" draw:auto-grow-height="false" fo:min-height="0.896cm" fo:min-width="3.186cm"/>
      <style:paragraph-properties style:writing-mode="lr-tb"/>
    </style:style>
    <style:style style:name="gr55" style:family="graphic" style:parent-style-name="standard">
      <style:graphic-properties svg:stroke-color="#158466" draw:opacity="0%" draw:textarea-horizontal-align="justify" draw:textarea-vertical-align="middle" draw:auto-grow-height="false" fo:min-height="3.188cm" fo:min-width="25.163cm"/>
    </style:style>
    <style:style style:name="gr56" style:family="graphic" style:parent-style-name="objectwithoutfill">
      <style:graphic-properties draw:stroke="solid" draw:stroke-dash="Long_20_Dash" svg:stroke-width="0.053cm" svg:stroke-color="#800080" draw:marker-start-width="0.279cm" draw:marker-end="Arrowheads_20_1" draw:marker-end-width="0.379cm" svg:stroke-linecap="butt" draw:fill="none" draw:textarea-vertical-align="middle" fo:padding-top="0.151cm" fo:padding-bottom="0.151cm" fo:padding-left="0.276cm" fo:padding-right="0.276cm"/>
    </style:style>
    <style:style style:name="gr57" style:family="graphic" style:parent-style-name="objectwithoutfill">
      <style:graphic-properties draw:stroke="solid" draw:stroke-dash="Long_20_Dash" svg:stroke-width="0.053cm" svg:stroke-color="#800080" draw:marker-start-width="0.279cm" draw:marker-end="Arrowheads_20_2" draw:marker-end-width="0.379cm" svg:stroke-linecap="butt" draw:fill="none" draw:textarea-vertical-align="middle" fo:padding-top="0.151cm" fo:padding-bottom="0.151cm" fo:padding-left="0.276cm" fo:padding-right="0.276cm"/>
    </style:style>
    <style:style style:name="gr58" style:family="graphic" style:parent-style-name="objectwithoutfill">
      <style:graphic-properties draw:stroke="solid" draw:stroke-dash="Long_20_Dash" svg:stroke-width="0.053cm" svg:stroke-color="#800080" draw:marker-start-width="0.279cm" draw:marker-end="Arrowheads_20_9" draw:marker-end-width="0.379cm" svg:stroke-linecap="butt" draw:fill="none" draw:textarea-vertical-align="middle" fo:padding-top="0.151cm" fo:padding-bottom="0.151cm" fo:padding-left="0.276cm" fo:padding-right="0.276cm"/>
    </style:style>
    <style:style style:name="gr59" style:family="graphic" style:parent-style-name="objectwithoutfill">
      <style:graphic-properties draw:stroke="solid" draw:stroke-dash="Long_20_Dash" svg:stroke-width="0.053cm" svg:stroke-color="#800080" draw:marker-start-width="0.279cm" draw:marker-end="Arrowheads_20_10" draw:marker-end-width="0.379cm" svg:stroke-linecap="butt" draw:fill="none" draw:textarea-vertical-align="middle" fo:padding-top="0.151cm" fo:padding-bottom="0.151cm" fo:padding-left="0.276cm" fo:padding-right="0.276cm"/>
    </style:style>
    <style:style style:name="gr60" style:family="graphic" style:parent-style-name="objectwithoutfill">
      <style:graphic-properties svg:stroke-width="0.081cm" draw:marker-start-width="0.321cm" draw:marker-end="Arrowheads_20_11" draw:marker-end-width="0.421cm" draw:fill="none" draw:textarea-vertical-align="middle" fo:padding-top="0.165cm" fo:padding-bottom="0.165cm" fo:padding-left="0.29cm" fo:padding-right="0.29cm"/>
    </style:style>
    <style:style style:name="gr61" style:family="graphic" style:parent-style-name="objectwithoutfill">
      <style:graphic-properties svg:stroke-width="0.081cm" draw:marker-start-width="0.321cm" draw:marker-end="Arrowheads_20_12" draw:marker-end-width="0.421cm" draw:fill="none" draw:textarea-vertical-align="middle" fo:padding-top="0.165cm" fo:padding-bottom="0.165cm" fo:padding-left="0.29cm" fo:padding-right="0.29cm"/>
    </style:style>
    <style:style style:name="gr62" style:family="graphic" style:parent-style-name="objectwithoutfill">
      <style:graphic-properties svg:stroke-width="0.081cm" draw:marker-start-width="0.321cm" draw:marker-end="Arrowheads_20_13" draw:marker-end-width="0.421cm" draw:fill="none" draw:textarea-vertical-align="middle" fo:padding-top="0.165cm" fo:padding-bottom="0.165cm" fo:padding-left="0.29cm" fo:padding-right="0.29cm"/>
    </style:style>
    <style:style style:name="gr63" style:family="graphic" style:parent-style-name="standard">
      <style:graphic-properties svg:stroke-color="#ff4000" draw:fill-color="#ff4000" draw:textarea-horizontal-align="justify" draw:textarea-vertical-align="middle" draw:auto-grow-height="false" fo:min-height="0.068cm" fo:min-width="0cm"/>
    </style:style>
    <style:style style:name="gr64" style:family="graphic" style:parent-style-name="standard">
      <style:graphic-properties draw:stroke="none" draw:opacity="0%" draw:textarea-horizontal-align="justify" draw:textarea-vertical-align="middle" draw:auto-grow-height="false" fo:min-height="0.068cm" fo:min-width="0cm"/>
    </style:style>
    <style:style style:name="gr65"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68" style:family="graphic" style:parent-style-name="standard">
      <style:graphic-properties svg:stroke-color="#158466" draw:opacity="0%" draw:textarea-horizontal-align="justify" draw:textarea-vertical-align="middle" draw:auto-grow-height="false" fo:min-height="6.196cm" fo:min-width="24.839cm"/>
    </style:style>
    <style:style style:name="gr69" style:family="graphic" style:parent-style-name="standard">
      <style:graphic-properties svg:stroke-color="#7b3d00" draw:opacity="0%" draw:textarea-horizontal-align="justify" draw:textarea-vertical-align="middle" draw:auto-grow-height="false" fo:min-height="6.168cm" fo:min-width="24.841cm"/>
    </style:style>
    <style:style style:name="gr70" style:family="graphic" style:parent-style-name="standard">
      <style:graphic-properties svg:stroke-color="#158466" draw:fill-color="#dde8cb" draw:textarea-horizontal-align="justify" draw:textarea-vertical-align="middle" draw:auto-grow-height="false" fo:min-height="1.126cm" fo:min-width="5.702cm"/>
      <style:paragraph-properties style:writing-mode="lr-tb"/>
    </style:style>
    <style:style style:name="gr71" style:family="graphic" style:parent-style-name="standard">
      <style:graphic-properties svg:stroke-color="#158466" draw:fill-color="#dde8cb" draw:textarea-horizontal-align="justify" draw:textarea-vertical-align="middle" draw:auto-grow-height="false" fo:min-height="0.536cm" fo:min-width="3.734cm"/>
      <style:paragraph-properties style:writing-mode="lr-tb"/>
    </style:style>
    <style:style style:name="gr72" style:family="graphic" style:parent-style-name="standard">
      <style:graphic-properties svg:stroke-color="#2a6099" draw:fill-color="#dee6ef" draw:textarea-horizontal-align="justify" draw:textarea-vertical-align="middle" draw:auto-grow-height="false" fo:min-height="1.126cm" fo:min-width="3.196cm"/>
      <style:paragraph-properties style:writing-mode="lr-tb"/>
    </style:style>
    <style:style style:name="gr73" style:family="graphic" style:parent-style-name="standard">
      <style:graphic-properties svg:stroke-color="#2a6099" draw:fill-color="#dee6ef" draw:textarea-horizontal-align="justify" draw:textarea-vertical-align="middle" draw:auto-grow-height="false" fo:min-height="1.126cm" fo:min-width="3.162cm"/>
      <style:paragraph-properties style:writing-mode="lr-tb"/>
    </style:style>
    <style:style style:name="gr74"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75" style:family="graphic" style:parent-style-name="standard">
      <style:graphic-properties svg:stroke-color="#2a6099" draw:fill-color="#dee6ef" draw:textarea-horizontal-align="justify" draw:textarea-vertical-align="middle" draw:auto-grow-height="false" fo:min-height="1.126cm" fo:min-width="4.686cm"/>
      <style:paragraph-properties style:writing-mode="lr-tb"/>
    </style:style>
    <style:style style:name="gr76" style:family="graphic" style:parent-style-name="standard">
      <style:graphic-properties svg:stroke-color="#158466" draw:fill-color="#dde8cb" draw:textarea-horizontal-align="justify" draw:textarea-vertical-align="middle" draw:auto-grow-height="false" fo:min-height="0.536cm" fo:min-width="5.13cm"/>
      <style:paragraph-properties style:writing-mode="lr-tb"/>
    </style:style>
    <style:style style:name="gr77" style:family="graphic" style:parent-style-name="standard">
      <style:graphic-properties draw:textarea-vertical-align="middle"/>
    </style:style>
    <style:style style:name="gr78" style:family="graphic" style:parent-style-name="objectwithoutfill">
      <style:graphic-properties draw:stroke="dash" draw:stroke-dash="Long_20_Dash" svg:stroke-color="#800080" draw:marker-end="Arrowheads_20_15" draw:marker-end-width="0.3cm" svg:stroke-linecap="butt" draw:fill="none" draw:textarea-vertical-align="middle"/>
    </style:style>
    <style:style style:name="gr79" style:family="graphic" style:parent-style-name="objectwithoutfill">
      <style:graphic-properties draw:stroke="dash" draw:stroke-dash="Long_20_Dash" svg:stroke-color="#800080" draw:marker-end="Arrowheads_20_16" draw:marker-end-width="0.3cm" svg:stroke-linecap="butt" draw:fill="none" draw:textarea-vertical-align="middle"/>
    </style:style>
    <style:style style:name="gr80" style:family="graphic" style:parent-style-name="objectwithoutfill">
      <style:graphic-properties draw:stroke="dash" draw:stroke-dash="Long_20_Dash" svg:stroke-color="#800080" draw:marker-end="Arrowheads_20_17" draw:marker-end-width="0.3cm" svg:stroke-linecap="butt" draw:fill="none" draw:textarea-vertical-align="middle"/>
    </style:style>
    <style:style style:name="gr81" style:family="graphic" style:parent-style-name="objectwithoutfill">
      <style:graphic-properties draw:stroke="dash" draw:stroke-dash="Long_20_Dash" svg:stroke-color="#800080" draw:marker-end="Arrowheads_20_18" draw:marker-end-width="0.3cm" svg:stroke-linecap="butt" draw:fill="none" draw:textarea-vertical-align="middle"/>
    </style:style>
    <style:style style:name="gr82" style:family="graphic" style:parent-style-name="objectwithoutfill">
      <style:graphic-properties draw:stroke="dash" draw:stroke-dash="Long_20_Dash" svg:stroke-color="#800080" draw:marker-end="Arrowheads_20_19" draw:marker-end-width="0.3cm" svg:stroke-linecap="butt" draw:fill="none" draw:textarea-vertical-align="middle"/>
    </style:style>
    <style:style style:name="gr83" style:family="graphic" style:parent-style-name="objectwithoutfill">
      <style:graphic-properties draw:stroke="dash" draw:stroke-dash="Long_20_Dash" svg:stroke-color="#800080" draw:marker-end="Arrowheads_20_20" draw:marker-end-width="0.3cm" svg:stroke-linecap="butt" draw:fill="none" draw:textarea-vertical-align="middle"/>
    </style:style>
    <style:style style:name="gr84" style:family="graphic" style:parent-style-name="objectwithoutfill">
      <style:graphic-properties draw:stroke="dash" draw:stroke-dash="Long_20_Dash" svg:stroke-color="#800080" draw:marker-end="Arrowheads_20_21" draw:marker-end-width="0.3cm" svg:stroke-linecap="butt" draw:fill="none" draw:textarea-vertical-align="middle"/>
    </style:style>
    <style:style style:name="gr85" style:family="graphic" style:parent-style-name="standard">
      <style:graphic-properties svg:stroke-color="#158466" draw:opacity="0%" draw:textarea-horizontal-align="justify" draw:textarea-vertical-align="middle" draw:auto-grow-height="false" fo:min-height="5.05cm" fo:min-width="24.963cm"/>
    </style:style>
    <style:style style:name="gr86" style:family="graphic" style:parent-style-name="standard" style:list-style-name="L1">
      <style:graphic-properties svg:stroke-color="#2a6099" draw:fill-color="#dee6ef" draw:textarea-horizontal-align="justify" draw:textarea-vertical-align="middle" draw:auto-grow-height="false" fo:min-height="1.126cm" fo:min-width="4.432cm"/>
      <style:paragraph-properties style:writing-mode="lr-tb"/>
    </style:style>
    <style:style style:name="gr87" style:family="graphic" style:parent-style-name="standard">
      <style:graphic-properties svg:stroke-color="#2a6099" draw:fill-color="#dee6ef" draw:textarea-horizontal-align="justify" draw:textarea-vertical-align="middle" draw:auto-grow-height="false" fo:min-height="1.126cm" fo:min-width="5.067cm"/>
      <style:paragraph-properties style:writing-mode="lr-tb"/>
    </style:style>
    <style:style style:name="gr88" style:family="graphic" style:parent-style-name="standard">
      <style:graphic-properties svg:stroke-color="#158466" draw:fill-color="#dde8cb" draw:textarea-horizontal-align="justify" draw:textarea-vertical-align="middle" draw:auto-grow-height="false" fo:min-height="1.126cm" fo:min-width="3.392cm"/>
      <style:paragraph-properties style:writing-mode="lr-tb"/>
    </style:style>
    <style:style style:name="gr89" style:family="graphic" style:parent-style-name="standard">
      <style:graphic-properties svg:stroke-color="#158466" draw:marker-end="Arrowheads_20_4" draw:textarea-vertical-align="middle"/>
    </style:style>
    <style:style style:name="gr90" style:family="graphic" style:parent-style-name="objectwithoutfill">
      <style:graphic-properties svg:stroke-color="#158466" draw:marker-end="Arrowheads_20_22" draw:marker-end-width="0.3cm" draw:fill="none" draw:textarea-vertical-align="middle"/>
    </style:style>
    <style:style style:name="gr91" style:family="graphic" style:parent-style-name="objectwithoutfill">
      <style:graphic-properties draw:marker-end="Arrowheads_20_25" draw:marker-end-width="0.3cm" draw:fill="none" draw:textarea-vertical-align="middle"/>
    </style:style>
    <style:style style:name="gr92" style:family="graphic" style:parent-style-name="objectwithoutfill">
      <style:graphic-properties svg:stroke-color="#158466" draw:marker-end="Arrowheads_20_27" draw:marker-end-width="0.3cm" draw:fill="none" draw:textarea-vertical-align="middle"/>
    </style:style>
    <style:style style:name="gr93" style:family="graphic" style:parent-style-name="objectwithoutfill">
      <style:graphic-properties draw:marker-end="Arrowheads_20_28" draw:marker-end-width="0.3cm" draw:fill="none" draw:textarea-vertical-align="middle"/>
    </style:style>
    <style:style style:name="gr94" style:family="graphic" style:parent-style-name="objectwithoutfill">
      <style:graphic-properties draw:marker-end="Arrowheads_20_29" draw:marker-end-width="0.3cm" draw:fill="none" draw:textarea-vertical-align="middle"/>
    </style:style>
    <style:style style:name="gr95"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96" style:family="graphic" style:parent-style-name="objectwithoutfill">
      <style:graphic-properties draw:marker-end="Arrowheads_20_30" draw:marker-end-width="0.3cm" draw:fill="none" draw:textarea-vertical-align="middle"/>
    </style:style>
    <style:style style:name="gr97" style:family="graphic" style:parent-style-name="standard">
      <style:graphic-properties draw:stroke="none" svg:stroke-color="#000000" draw:fill="solid" draw:fill-color="#b4c7dc" draw:auto-grow-height="true" draw:auto-grow-width="false" fo:max-height="0cm" fo:min-height="0.712cm"/>
      <style:paragraph-properties style:writing-mode="lr-tb"/>
    </style:style>
    <style:style style:name="gr98" style:family="graphic" style:parent-style-name="standard">
      <style:graphic-properties svg:stroke-color="#7b3d00" draw:opacity="0%" draw:textarea-horizontal-align="justify" draw:textarea-vertical-align="middle" draw:auto-grow-height="false" fo:min-height="6.202cm" fo:min-width="6.422cm"/>
    </style:style>
    <style:style style:name="gr9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0" style:family="graphic" style:parent-style-name="standard">
      <style:graphic-properties svg:stroke-color="#7b3d00" draw:opacity="0%" draw:textarea-horizontal-align="justify" draw:textarea-vertical-align="middle" draw:auto-grow-height="false" fo:min-height="6.202cm" fo:min-width="6.098cm"/>
      <style:paragraph-properties style:writing-mode="lr-tb"/>
    </style:style>
    <style:style style:name="gr101" style:family="graphic" style:parent-style-name="objectwithoutfill">
      <style:graphic-properties svg:stroke-color="#000000" draw:marker-end="Arrowheads_20_31" draw:marker-end-width="0.3cm" draw:fill="none" draw:textarea-vertical-align="middle"/>
    </style:style>
    <style:style style:name="gr102"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03" style:family="graphic" style:parent-style-name="objectwithoutfill">
      <style:graphic-properties svg:stroke-color="#000000" draw:fill="none" draw:textarea-vertical-align="middle"/>
    </style:style>
    <style:style style:name="gr10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5" style:family="graphic" style:parent-style-name="standard">
      <style:graphic-properties svg:stroke-width="0.053cm" svg:stroke-color="#0000ff" draw:marker-start-width="0.279cm" draw:marker-end-width="0.279cm" draw:textarea-horizontal-align="justify" draw:textarea-vertical-align="middle" draw:auto-grow-height="false" fo:min-height="0.004cm" fo:min-width="0cm" fo:padding-top="0.151cm" fo:padding-bottom="0.151cm" fo:padding-left="0.276cm" fo:padding-right="0.276cm"/>
    </style:style>
    <style:style style:name="gr106" style:family="graphic" style:parent-style-name="standard">
      <style:graphic-properties svg:stroke-width="0.053cm" svg:stroke-color="#0000ff" draw:marker-start-width="0.279cm" draw:marker-end-width="0.279cm" draw:textarea-horizontal-align="justify" draw:textarea-vertical-align="middle" draw:auto-grow-height="false" fo:min-height="0cm" fo:min-width="0cm" fo:padding-top="0.151cm" fo:padding-bottom="0.151cm" fo:padding-left="0.276cm" fo:padding-right="0.276cm"/>
    </style:style>
    <style:style style:name="gr107" style:family="graphic" style:parent-style-name="standard">
      <style:graphic-properties svg:stroke-width="0.053cm" svg:stroke-color="#ff0000" draw:marker-start-width="0.279cm" draw:marker-end-width="0.279cm" svg:stroke-opacity="50%" draw:textarea-horizontal-align="justify" draw:textarea-vertical-align="middle" draw:auto-grow-height="false" fo:min-height="0cm" fo:min-width="0cm" fo:padding-top="0.151cm" fo:padding-bottom="0.151cm" fo:padding-left="0.276cm" fo:padding-right="0.276cm"/>
    </style:style>
    <style:style style:name="gr108" style:family="graphic" style:parent-style-name="standard">
      <style:graphic-properties svg:stroke-width="0.053cm" svg:stroke-color="#ff0000" draw:marker-start-width="0.279cm" draw:marker-end-width="0.279cm" svg:stroke-opacity="50%" draw:opacity="43%" draw:textarea-horizontal-align="justify" draw:textarea-vertical-align="middle" draw:auto-grow-height="false" fo:min-height="0cm" fo:min-width="0cm" fo:padding-top="0.151cm" fo:padding-bottom="0.151cm" fo:padding-left="0.276cm" fo:padding-right="0.276cm"/>
    </style:style>
    <style:style style:name="gr109" style:family="graphic" style:parent-style-name="objectwithoutfill">
      <style:graphic-properties draw:stroke="dash" draw:stroke-dash="Long_20_Dash" svg:stroke-width="0.053cm" svg:stroke-color="#ff0000" draw:marker-start-width="0.279cm" draw:marker-end-width="0.279cm" svg:stroke-linecap="butt" draw:fill="none" draw:textarea-vertical-align="middle" fo:padding-top="0.151cm" fo:padding-bottom="0.151cm" fo:padding-left="0.276cm" fo:padding-right="0.276cm"/>
    </style:style>
    <style:style style:name="gr110" style:family="graphic" style:parent-style-name="objectwithoutfill">
      <style:graphic-properties draw:stroke="dash" draw:stroke-dash="Long_20_Dash" svg:stroke-width="0.053cm" svg:stroke-color="#0000ff" draw:marker-start-width="0.279cm" draw:marker-end-width="0.279cm" svg:stroke-linecap="butt" draw:fill="none" draw:textarea-vertical-align="middle" fo:padding-top="0.151cm" fo:padding-bottom="0.151cm" fo:padding-left="0.276cm" fo:padding-right="0.276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P18" style:family="paragraph">
      <loext:graphic-properties draw:fill-color="#ffffff"/>
      <style:paragraph-properties fo:text-align="center"/>
    </style:style>
    <style:style style:name="P19" style:family="paragraph">
      <style:paragraph-properties fo:margin-left="0cm" fo:margin-right="0.152cm" fo:text-align="center" fo:text-indent="0cm"/>
    </style:style>
    <style:style style:name="P20" style:family="paragraph">
      <loext:graphic-properties draw:fill="solid" draw:fill-color="#eeeeee"/>
      <style:paragraph-properties fo:margin-left="0cm" fo:margin-right="0.152cm" fo:text-align="center" fo:text-indent="0cm" style:writing-mode="lr-tb"/>
    </style:style>
    <style:style style:name="P21" style:family="paragraph">
      <style:paragraph-properties fo:text-align="center" style:writing-mode="lr-tb"/>
    </style:style>
    <style:style style:name="P22" style:family="paragraph">
      <loext:graphic-properties draw:fill-color="#dee6ef"/>
      <style:paragraph-properties fo:text-align="center" style:writing-mode="lr-tb"/>
    </style:style>
    <style:style style:name="P23" style:family="paragraph">
      <style:paragraph-properties fo:text-align="center" style:writing-mode="lr-tb"/>
      <style:text-properties fo:color="#0084d1" loext:opacity="100%"/>
    </style:style>
    <style:style style:name="P24" style:family="paragraph">
      <loext:graphic-properties draw:fill-color="#dee6ef"/>
      <style:paragraph-properties fo:text-align="center" style:writing-mode="lr-tb"/>
      <style:text-properties fo:color="#0084d1" loext:opacity="100%"/>
    </style:style>
    <style:style style:name="P25" style:family="paragraph">
      <style:paragraph-properties fo:text-align="center" style:writing-mode="lr-tb"/>
      <style:text-properties fo:color="#2a6099" loext:opacity="100%"/>
    </style:style>
    <style:style style:name="P26" style:family="paragraph">
      <loext:graphic-properties draw:fill-color="#dee6ef"/>
      <style:paragraph-properties fo:text-align="center" style:writing-mode="lr-tb"/>
      <style:text-properties fo:color="#2a6099" loext:opacity="100%"/>
    </style:style>
    <style:style style:name="P27" style:family="paragraph">
      <loext:graphic-properties draw:opacity="0%"/>
      <style:paragraph-properties fo:text-align="center"/>
    </style:style>
    <style:style style:name="P28" style:family="paragraph">
      <loext:graphic-properties draw:fill="none" draw:fill-color="#ffffff"/>
      <style:paragraph-properties style:writing-mode="lr-tb"/>
      <style:text-properties fo:color="#ff4000" loext:opacity="100%" fo:font-size="15pt"/>
    </style:style>
    <style:style style:name="P29" style:family="paragraph">
      <loext:graphic-properties draw:fill="none" draw:fill-color="#ffffff"/>
      <style:paragraph-properties style:writing-mode="lr-tb"/>
      <style:text-properties fo:color="#2a6099" loext:opacity="100%" fo:font-size="15pt"/>
    </style:style>
    <style:style style:name="P30" style:family="paragraph">
      <loext:graphic-properties draw:fill="none" draw:fill-color="#ffffff"/>
      <style:paragraph-properties style:writing-mode="lr-tb"/>
      <style:text-properties fo:color="#800080" loext:opacity="100%" fo:font-size="15pt"/>
    </style:style>
    <style:style style:name="P31" style:family="paragraph">
      <loext:graphic-properties draw:fill="none" draw:fill-color="#ffffff"/>
      <style:paragraph-properties style:writing-mode="lr-tb"/>
      <style:text-properties fo:color="#158466" loext:opacity="100%" fo:font-size="15pt" fo:font-weight="bold" style:font-weight-asian="bold" style:font-weight-complex="bold"/>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7b3d00" loext:opacity="100%" fo:font-size="15pt" fo:font-weight="bold" style:font-weight-asian="bold" style:font-weight-complex="bold"/>
    </style:style>
    <style:style style:name="P34" style:family="paragraph">
      <loext:graphic-properties draw:fill="none" draw:fill-color="#ffffff"/>
      <style:paragraph-properties style:writing-mode="lr-tb"/>
      <style:text-properties fo:color="#7b3d00" loext:opacity="100%" fo:font-size="15pt" fo:font-weight="bold" style:font-weight-asian="bold" style:font-weight-complex="bold"/>
    </style:style>
    <style:style style:name="P35" style:family="paragraph">
      <style:paragraph-properties fo:text-align="center" style:writing-mode="lr-tb"/>
      <style:text-properties fo:color="#c9211e" loext:opacity="100%"/>
    </style:style>
    <style:style style:name="P36" style:family="paragraph">
      <loext:graphic-properties draw:fill-color="#dde8cb"/>
      <style:paragraph-properties fo:text-align="center" style:writing-mode="lr-tb"/>
      <style:text-properties fo:color="#c9211e" loext:opacity="100%"/>
    </style:style>
    <style:style style:name="P37" style:family="paragraph">
      <style:paragraph-properties fo:text-align="center" style:writing-mode="lr-tb"/>
      <style:text-properties fo:color="#158466" loext:opacity="100%"/>
    </style:style>
    <style:style style:name="P38" style:family="paragraph">
      <loext:graphic-properties draw:fill-color="#dde8cb"/>
      <style:paragraph-properties fo:text-align="center" style:writing-mode="lr-tb"/>
      <style:text-properties fo:color="#158466" loext:opacity="100%"/>
    </style:style>
    <style:style style:name="P39" style:family="paragraph">
      <loext:graphic-properties draw:fill-color="#dee6ef"/>
      <style:paragraph-properties fo:text-align="center" style:writing-mode="lr-tb"/>
      <style:text-properties fo:color="#c9211e" loext:opacity="100%"/>
    </style:style>
    <style:style style:name="P40" style:family="paragraph">
      <style:paragraph-properties fo:margin-left="0cm" fo:margin-right="0cm" fo:margin-top="0cm" fo:margin-bottom="0cm" fo:line-height="100%" fo:text-align="center" fo:text-indent="0cm" style:writing-mode="lr-tb"/>
      <style:text-properties fo:color="#c9211e" loext:opacity="100%"/>
    </style:style>
    <style:style style:name="P41" style:family="paragraph">
      <loext:graphic-properties draw:fill-color="#dee6ef"/>
      <style:paragraph-properties fo:margin-left="0cm" fo:margin-right="0cm" fo:margin-top="0cm" fo:margin-bottom="0cm" fo:line-height="100%" fo:text-align="center" fo:text-indent="0cm" style:writing-mode="lr-tb"/>
      <style:text-properties fo:color="#c9211e" loext:opacity="100%"/>
    </style:style>
    <style:style style:name="P42" style:family="paragraph">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3" style:family="paragraph">
      <loext:graphic-properties draw:fill-color="#dee6ef"/>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4" style:family="paragraph">
      <loext:graphic-properties draw:fill="none" draw:fill-color="#ffffff"/>
      <style:paragraph-properties fo:text-align="center" style:writing-mode="lr-tb"/>
      <style:text-properties fo:color="#800080" loext:opacity="100%" fo:font-size="15pt"/>
    </style:style>
    <style:style style:name="P45" style:family="paragraph">
      <loext:graphic-properties draw:fill="none" draw:fill-color="#ffffff"/>
      <style:paragraph-properties fo:text-align="center" style:writing-mode="lr-tb"/>
      <style:text-properties fo:color="#158466" loext:opacity="100%"/>
    </style:style>
    <style:style style:name="P46" style:family="paragraph">
      <style:paragraph-properties fo:margin-left="0cm" fo:margin-right="0.152cm" fo:margin-top="0cm" fo:margin-bottom="0.152cm" fo:text-align="center" fo:text-indent="0cm"/>
    </style:style>
    <style:style style:name="P47" style:family="paragraph">
      <loext:graphic-properties draw:fill="solid" draw:fill-color="#b4c7dc"/>
      <style:paragraph-properties fo:margin-left="0cm" fo:margin-right="0.152cm" fo:margin-top="0cm" fo:margin-bottom="0.152cm" fo:text-align="center" fo:text-indent="0cm" style:writing-mode="lr-tb"/>
    </style:style>
    <style:style style:name="P48" style:family="paragraph">
      <loext:graphic-properties draw:fill="none" draw:fill-color="#ffffff"/>
      <style:paragraph-properties fo:text-align="center" style:writing-mode="lr-tb"/>
      <style:text-properties fo:color="#7b3d00" loext:opacity="100%" fo:font-size="15pt" fo:font-weight="normal" style:font-weight-asian="normal" style:font-weight-complex="normal"/>
    </style:style>
    <style:style style:name="P49" style:family="paragraph">
      <loext:graphic-properties draw:fill="none" draw:fill-color="#ffffff"/>
      <style:paragraph-properties style:writing-mode="lr-tb"/>
      <style:text-properties fo:font-style="italic"/>
    </style:style>
    <style:style style:name="P50" style:family="paragraph">
      <loext:graphic-properties draw:fill="solid" draw:fill-color="#eeeeee"/>
      <style:paragraph-properties fo:margin-left="0cm" fo:margin-right="0.152cm" fo:text-align="center" fo:text-indent="0cm" style:writing-mode="lr-tb"/>
      <style:text-properties style:text-line-through-style="solid" style:text-line-through-type="single"/>
    </style:style>
    <style:style style:name="P51" style:family="paragraph">
      <loext:graphic-properties draw:fill="solid" draw:fill-color="#b4c7dc"/>
      <style:paragraph-properties fo:margin-left="0cm" fo:margin-right="0.152cm" fo:text-align="center" fo:text-indent="0cm" style:writing-mode="lr-tb"/>
    </style:style>
    <style:style style:name="P52" style:family="paragraph">
      <loext:graphic-properties draw:opacity="0%"/>
      <style:paragraph-properties fo:text-align="center" style:writing-mode="lr-tb"/>
    </style:style>
    <style:style style:name="P53" style:family="paragraph">
      <loext:graphic-properties draw:fill="none"/>
      <style:paragraph-properties fo:text-align="center"/>
      <style:text-properties fo:color="#000000" loext:opacity="100%"/>
    </style:style>
    <style:style style:name="P54" style:family="paragraph">
      <loext:graphic-properties draw:opacity="43%"/>
      <style:paragraph-properties fo:text-align="center"/>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2" fo:font-size="18pt" style:font-name-asian="Liberation Sans2" style:font-name-complex="Liberation Sans2"/>
    </style:style>
    <style:style style:name="T4" style:family="text">
      <style:text-properties style:font-name="Liberation Sans" fo:font-size="18pt" style:font-name-asian="Liberation Sans2" style:font-name-complex="Liberation Sans2"/>
    </style:style>
    <style:style style:name="T5" style:family="text">
      <style:text-properties style:text-position="-8% 58%"/>
    </style:style>
    <style:style style:name="T6" style:family="text">
      <style:text-properties fo:color="#2a6099" loext:opacity="100%"/>
    </style:style>
    <style:style style:name="T7" style:family="text">
      <style:text-properties fo:color="#0084d1" loext:opacity="100%"/>
    </style:style>
    <style:style style:name="T8" style:family="text">
      <style:text-properties fo:color="#ff4000" loext:opacity="100%" fo:font-size="15pt"/>
    </style:style>
    <style:style style:name="T9" style:family="text">
      <style:text-properties fo:color="#ff4000" loext:opacity="100%" fo:font-size="15pt" style:font-size-asian="16pt" style:font-size-complex="16pt"/>
    </style:style>
    <style:style style:name="T10" style:family="text">
      <style:text-properties fo:color="#2a6099" loext:opacity="100%" fo:font-size="15pt" style:font-size-asian="16pt" style:font-size-complex="16pt"/>
    </style:style>
    <style:style style:name="T11" style:family="text">
      <style:text-properties fo:color="#800080" loext:opacity="100%" fo:font-size="15pt"/>
    </style:style>
    <style:style style:name="T12" style:family="text">
      <style:text-properties fo:color="#158466" loext:opacity="100%" fo:font-size="15pt" fo:font-weight="bold" style:font-weight-asian="bold" style:font-weight-complex="bold"/>
    </style:style>
    <style:style style:name="T13" style:family="text">
      <style:text-properties fo:color="#7b3d00" loext:opacity="100%" fo:font-size="15pt" fo:font-weight="bold" style:font-weight-asian="bold" style:font-weight-complex="bold"/>
    </style:style>
    <style:style style:name="T14" style:family="text">
      <style:text-properties fo:color="#c9211e" loext:opacity="100%"/>
    </style:style>
    <style:style style:name="T15" style:family="text">
      <style:text-properties fo:color="#158466" loext:opacity="100%"/>
    </style:style>
    <style:style style:name="T16" style:family="text">
      <style:text-properties fo:color="#c9211e" loext:opacity="100%" fo:font-size="15pt"/>
    </style:style>
    <style:style style:name="T17" style:family="text">
      <style:text-properties fo:color="#c9211e" loext:opacity="100%" fo:font-size="18pt" style:font-size-asian="18pt" style:font-size-complex="18pt"/>
    </style:style>
    <style:style style:name="T18" style:family="text">
      <style:text-properties fo:color="#7b3d00" loext:opacity="100%" fo:font-size="15pt" fo:font-weight="normal" style:font-weight-asian="normal" style:font-weight-complex="normal"/>
    </style:style>
    <style:style style:name="T19" style:family="text">
      <style:text-properties fo:font-style="italic"/>
    </style:style>
    <style:style style:name="T20" style:family="text">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1" draw:layer="layout" svg:width="2.54cm" svg:height="1.673cm" svg:x="9.725cm" svg:y="5.312cm">
          <draw:text-box>
            <text:p><text:span text:style-name="T1">LW</text:span><text:span text:style-name="T2">dn</text:span></text:p>
          </draw:text-box>
        </draw:frame>
        <draw:frame draw:style-name="gr15" draw:text-style-name="P11" draw:layer="layout" svg:width="2.54cm" svg:height="1.673cm" svg:x="13.908cm" svg:y="5.947cm">
          <draw:text-box>
            <text:p><text:span text:style-name="T1">LW</text:span><text:span text:style-name="T2">up</text:span></text:p>
          </draw:text-box>
        </draw:frame>
        <draw:frame draw:style-name="gr15" draw:text-style-name="P11" draw:layer="layout" svg:width="2.54cm" svg:height="1.673cm" svg:x="2.54cm" svg:y="5.312cm">
          <draw:text-box>
            <text:p><text:span text:style-name="T1">SW</text:span><text:span text:style-name="T2">dn</text:span></text:p>
          </draw:text-box>
        </draw:frame>
        <draw:frame draw:style-name="gr15" draw:text-style-name="P11" draw:layer="layout" svg:width="2.54cm" svg:height="1.673cm" svg:x="16.04cm" svg:y="7.62cm">
          <draw:text-box>
            <text:p><text:span text:style-name="T1">H</text:span></text:p>
          </draw:text-box>
        </draw:frame>
        <draw:frame draw:style-name="gr15" draw:text-style-name="P11" draw:layer="layout" svg:width="2.54cm" svg:height="1.673cm" svg:x="7.62cm" svg:y="8.955cm">
          <draw:text-box>
            <text:p><text:span text:style-name="T1">SW</text:span><text:span text:style-name="T2">up</text:span></text:p>
          </draw:text-box>
        </draw:frame>
        <draw:frame draw:style-name="gr15" draw:text-style-name="P11"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1"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4" draw:layer="layout" svg:width="5.715cm" svg:height="1.332cm" draw:transform="rotate (-1.5707963267949) translate (3.237cm 5.0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2" draw:layer="layout" svg:width="2.54cm" svg:height="1.673cm" svg:x="3.175cm" svg:y="6.582cm">
          <draw:text-box>
            <text:p>P</text:p>
          </draw:text-box>
        </draw:frame>
        <draw:frame draw:style-name="gr23" draw:text-style-name="P12" draw:layer="layout" svg:width="1.905cm" svg:height="1.038cm" svg:x="9.565cm" svg:y="9.022cm">
          <draw:text-box>
            <text:p>R<text:span text:style-name="T5">surf</text:span></text:p>
          </draw:text-box>
        </draw:frame>
        <draw:frame draw:style-name="gr24" draw:text-style-name="P12" draw:layer="layout" svg:width="2.775cm" svg:height="1.138cm" svg:x="6.292cm" svg:y="5.344cm">
          <draw:text-box>
            <text:p>ET</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2"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8" draw:text-style-name="P2" draw:layer="layout" svg:width="5.991cm" svg:height="1.954cm" draw:transform="rotate (-1.22138141054563) translate (13.523cm 4.706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 draw:layer="layout" svg:width="2.677cm" svg:height="0.914cm" draw:transform="skewX (-0.00977384381116818) rotate (1.30899693899575) translate (14.705cm 10.58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5.902cm" svg:height="0.95cm" draw:transform="rotate (-1.22173047639603) translate (16.866cm 4.88cm)">
          <text:p/>
          <draw:enhanced-geometry svg:viewBox="0 0 21600 21600" draw:mirror-horizontal="false" draw:mirror-vertical="false" draw:text-areas="0 ?f0 ?f5 ?f2" draw:type="right-arrow" draw:modifiers="17644.4519735728 7926.813880126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5.902cm" svg:height="1.732cm" draw:transform="rotate (1.5707963267949) translate (19.0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5.902cm" svg:height="1.016cm" draw:transform="rotate (1.5707963267949) translate (22.625cm 10.7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8" draw:layer="layout" svg:width="5.902cm" svg:height="1.016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2.283cm" svg:height="0.992cm" draw:transform="rotate (2.30051848705373) translate (25.544cm 9.667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1" draw:layer="layout" svg:width="2.54cm" svg:height="1.673cm" svg:x="16.845cm" svg:y="4.977cm">
          <draw:text-box>
            <text:p><text:span text:style-name="T1">LW</text:span><text:span text:style-name="T2">dn</text:span></text:p>
          </draw:text-box>
        </draw:frame>
        <draw:frame draw:style-name="gr15" draw:text-style-name="P11" draw:layer="layout" svg:width="2.54cm" svg:height="1.673cm" svg:x="20.32cm" svg:y="6.582cm">
          <draw:text-box>
            <text:p><text:span text:style-name="T1">LW</text:span><text:span text:style-name="T2">up</text:span></text:p>
          </draw:text-box>
        </draw:frame>
        <draw:frame draw:style-name="gr15" draw:text-style-name="P11" draw:layer="layout" svg:width="2.54cm" svg:height="1.673cm" svg:x="13.335cm" svg:y="5.312cm">
          <draw:text-box>
            <text:p><text:span text:style-name="T1">SW</text:span><text:span text:style-name="T2">dn</text:span></text:p>
          </draw:text-box>
        </draw:frame>
        <draw:frame draw:style-name="gr15" draw:text-style-name="P11" draw:layer="layout" svg:width="2.54cm" svg:height="1.673cm" svg:x="22.043cm" svg:y="8.248cm">
          <draw:text-box>
            <text:p><text:span text:style-name="T1">H</text:span></text:p>
          </draw:text-box>
        </draw:frame>
        <draw:frame draw:style-name="gr15" draw:text-style-name="P11" draw:layer="layout" svg:width="2.54cm" svg:height="1.673cm" svg:x="15.34cm" svg:y="9.757cm">
          <draw:text-box>
            <text:p><text:span text:style-name="T1">SW</text:span><text:span text:style-name="T2">up</text:span></text:p>
          </draw:text-box>
        </draw:frame>
        <draw:frame draw:style-name="gr15" draw:text-style-name="P11" draw:layer="layout" svg:width="4.445cm" svg:height="1.673cm" svg:x="24.765cm" svg:y="6.35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1" draw:layer="layout" svg:width="2.54cm" svg:height="1.673cm" svg:x="18.578cm" svg:y="11.655cm">
          <draw:text-box>
            <text:p><text:span text:style-name="T1">G</text:span></text:p>
          </draw:text-box>
        </draw:frame>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35" draw:text-style-name="P10" draw:layer="layout" svg:width="22.626cm" svg:height="15.749cm" svg:x="2.54cm" svg:y="-0.014cm">
          <draw:image xlink:href="Pictures/1000000100000552000003B42D07B32A2AE4F91F.png" xlink:type="simple" xlink:show="embed" xlink:actuate="onLoad" draw:mime-type="image/png">
            <text:p/>
          </draw:image>
        </draw:frame>
        <draw:custom-shape draw:style-name="gr36" draw:text-style-name="P18" draw:layer="layout" svg:width="12.065cm" svg:height="3.91cm" svg:x="13.335cm" svg:y="12.6cm">
          <text:p/>
          <draw:enhanced-geometry svg:viewBox="0 0 21600 21600" draw:type="rectangle" draw:enhanced-path="M 0 0 L 21600 0 21600 21600 0 21600 0 0 Z N"/>
        </draw:custom-shape>
        <draw:custom-shape draw:style-name="gr37" draw:text-style-name="P18" draw:layer="layout" svg:width="6.985cm" svg:height="3.175cm" svg:x="1.27cm" svg:y="13.035cm">
          <text:p/>
          <draw:enhanced-geometry svg:viewBox="0 0 21600 21600" draw:type="rectangle" draw:enhanced-path="M 0 0 L 21600 0 21600 21600 0 21600 0 0 Z N"/>
        </draw:custom-shape>
        <draw:custom-shape draw:style-name="gr37" draw:text-style-name="P18" draw:layer="layout" svg:width="6.985cm" svg:height="3.175cm" svg:x="15.24cm" svg:y="-4.445cm">
          <text:p/>
          <draw:enhanced-geometry svg:viewBox="0 0 21600 21600" draw:type="rectangle" draw:enhanced-path="M 0 0 L 21600 0 21600 21600 0 21600 0 0 Z N"/>
        </draw:custom-shape>
        <presentation:notes draw:style-name="dp2">
          <draw:page-thumbnail draw:style-name="gr18" draw:layer="layout" svg:width="18.624cm" svg:height="10.476cm" svg:x="1.482cm" svg:y="2.123cm" draw:page-number="4" presentation:class="page"/>
          <draw:frame presentation:style-name="pr1" draw:text-style-name="P1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8" draw:text-style-name="P20" xml:id="id4" draw:id="id4" draw:layer="layout" svg:width="3.81cm" svg:height="0.962cm" svg:x="8.255cm" svg:y="9.363cm">
          <draw:text-box>
            <text:p text:style-name="P19">SLOW</text:p>
          </draw:text-box>
        </draw:frame>
        <draw:frame draw:style-name="gr38" draw:text-style-name="P20" xml:id="id2" draw:id="id2" draw:layer="layout" svg:width="3.81cm" svg:height="0.962cm" svg:x="8.255cm" svg:y="10.96cm">
          <draw:text-box>
            <text:p text:style-name="P19">FAST</text:p>
          </draw:text-box>
        </draw:frame>
        <draw:frame draw:style-name="gr38" draw:text-style-name="P20" draw:layer="layout" svg:width="3.81cm" svg:height="0.962cm" svg:x="8.255cm" svg:y="12.538cm">
          <draw:text-box>
            <text:p text:style-name="P19">STREAM</text:p>
          </draw:text-box>
        </draw:frame>
        <draw:custom-shape draw:style-name="gr39" draw:text-style-name="P22" xml:id="id1" draw:id="id1" draw:layer="layout" svg:width="2.54cm" svg:height="1.27cm" svg:x="1.405cm" svg:y="1.905cm">
          <text:p text:style-name="P21"><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3" draw:id="id3" draw:layer="layout" svg:width="3.302cm" svg:height="1.27cm" svg:x="2.2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6.155cm" svg:y="1.27cm">
          <draw:text-box>
            <text:p text:style-name="P19">SLOW</text:p>
          </draw:text-box>
        </draw:frame>
        <draw:frame draw:style-name="gr38" draw:text-style-name="P20" draw:layer="layout" svg:width="3.302cm" svg:height="0.962cm" svg:x="6.155cm" svg:y="2.867cm">
          <draw:text-box>
            <text:p text:style-name="P19">FAST</text:p>
          </draw:text-box>
        </draw:frame>
        <draw:frame draw:style-name="gr38" draw:text-style-name="P20" draw:layer="layout" svg:width="3.302cm" svg:height="0.962cm" svg:x="6.155cm" svg:y="4.445cm">
          <draw:text-box>
            <text:p text:style-name="P19">STREAM</text:p>
          </draw:text-box>
        </draw:frame>
        <draw:frame draw:style-name="gr38" draw:text-style-name="P20" xml:id="id7" draw:id="id7" draw:layer="layout" svg:width="3.81cm" svg:height="0.962cm" svg:x="19.783cm" svg:y="9.363cm">
          <draw:text-box>
            <text:p text:style-name="P19">SLOW</text:p>
          </draw:text-box>
        </draw:frame>
        <draw:frame draw:style-name="gr38" draw:text-style-name="P20" xml:id="id10" draw:id="id10" draw:layer="layout" svg:width="3.81cm" svg:height="0.962cm" svg:x="19.783cm" svg:y="10.96cm">
          <draw:text-box>
            <text:p text:style-name="P19">FAST</text:p>
          </draw:text-box>
        </draw:frame>
        <draw:frame draw:style-name="gr38" draw:text-style-name="P20" draw:layer="layout" svg:width="3.81cm" svg:height="0.962cm" svg:x="19.783cm" svg:y="12.538cm">
          <draw:text-box>
            <text:p text:style-name="P19">STREAM</text:p>
          </draw:text-box>
        </draw:frame>
        <draw:custom-shape draw:style-name="gr41" draw:text-style-name="P26" xml:id="id5" draw:id="id5" draw:layer="layout" svg:width="2.54cm" svg:height="1.27cm" svg:x="10.305cm" svg:y="1.905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6" draw:id="id6" draw:layer="layout" svg:width="3.302cm" svg:height="1.27cm" svg:x="11.1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15.155cm" svg:y="1.27cm">
          <draw:text-box>
            <text:p text:style-name="P19">SLOW</text:p>
          </draw:text-box>
        </draw:frame>
        <draw:frame draw:style-name="gr38" draw:text-style-name="P20" draw:layer="layout" svg:width="3.302cm" svg:height="0.962cm" svg:x="15.155cm" svg:y="2.867cm">
          <draw:text-box>
            <text:p text:style-name="P19">FAST</text:p>
          </draw:text-box>
        </draw:frame>
        <draw:frame draw:style-name="gr38" draw:text-style-name="P20" draw:layer="layout" svg:width="3.302cm" svg:height="0.962cm" svg:x="15.155cm" svg:y="4.445cm">
          <draw:text-box>
            <text:p text:style-name="P19">STREAM</text:p>
          </draw:text-box>
        </draw:frame>
        <draw:custom-shape draw:style-name="gr42" draw:text-style-name="P27" draw:layer="layout" svg:width="26.035cm" svg:height="5.715cm" svg:x="1.27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6.045cm" svg:y1="7.685cm" svg:x2="6.045cm" svg:y2="15.405cm">
          <text:p/>
        </draw:line>
        <draw:custom-shape draw:style-name="gr41" draw:text-style-name="P26" xml:id="id9" draw:id="id9" draw:layer="layout" svg:width="2.54cm" svg:height="1.27cm" svg:x="19.205cm" svg:y="1.906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8" draw:id="id8" draw:layer="layout" svg:width="3.302cm" svg:height="1.27cm" svg:x="20.04cm" svg:y="3.41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23.655cm" svg:y="1.271cm">
          <draw:text-box>
            <text:p text:style-name="P19">SLOW</text:p>
          </draw:text-box>
        </draw:frame>
        <draw:frame draw:style-name="gr38" draw:text-style-name="P20" draw:layer="layout" svg:width="3.302cm" svg:height="0.962cm" svg:x="23.655cm" svg:y="2.868cm">
          <draw:text-box>
            <text:p text:style-name="P19">FAST</text:p>
          </draw:text-box>
        </draw:frame>
        <draw:frame draw:style-name="gr38" draw:text-style-name="P20" draw:layer="layout" svg:width="3.302cm" svg:height="0.962cm" svg:x="23.655cm" svg:y="4.446cm">
          <draw:text-box>
            <text:p text:style-name="P19">STREAM</text:p>
          </draw:text-box>
        </draw:frame>
        <draw:line draw:style-name="gr45" draw:text-style-name="P10" draw:layer="layout" svg:x1="9.845cm" svg:y1="0.61cm" svg:x2="9.845cm" svg:y2="6.325cm">
          <text:p/>
        </draw:line>
        <draw:line draw:style-name="gr45" draw:text-style-name="P10" draw:layer="layout" svg:x1="18.845cm" svg:y1="0.611cm" svg:x2="18.845cm" svg:y2="6.326cm">
          <text:p/>
        </draw:line>
        <draw:connector draw:style-name="gr46" draw:text-style-name="P10" draw:layer="layout" svg:x1="1.405cm" svg:y1="2.54cm" svg:x2="8.255cm" svg:y2="11.441cm" draw:start-shape="id1" draw:start-glue-point="3" draw:end-shape="id2" draw:end-glue-point="3" svg:d="M1405 2540h-501v8901h7351" svg:viewBox="0 0 7352 8902">
          <text:p/>
        </draw:connector>
        <draw:connector draw:style-name="gr47" draw:text-style-name="P10" draw:layer="layout" svg:x1="3.891cm" svg:y1="4.68cm" svg:x2="8.255cm" svg:y2="9.844cm" draw:start-shape="id3" draw:start-glue-point="2" draw:end-shape="id4" draw:end-glue-point="3" svg:d="M3891 4680v5164h4364" svg:viewBox="0 0 4365 5165">
          <text:p/>
        </draw:connector>
        <draw:connector draw:style-name="gr48" draw:text-style-name="P10" draw:layer="layout" draw:line-skew="-2.04cm" svg:x1="10.305cm" svg:y1="2.54cm" svg:x2="8.255cm" svg:y2="11.441cm" draw:start-shape="id5" draw:start-glue-point="3" draw:end-shape="id2" draw:end-glue-point="3" svg:d="M10305 2540h-4590v8901h2540" svg:viewBox="0 0 4591 8902">
          <text:p/>
        </draw:connector>
        <draw:connector draw:style-name="gr49" draw:text-style-name="P10" draw:layer="layout" svg:x1="12.791cm" svg:y1="4.68cm" svg:x2="10.16cm" svg:y2="9.363cm" draw:start-shape="id6" draw:start-glue-point="2" draw:end-shape="id4" draw:end-glue-point="0" svg:d="M12791 4680v2343h-2631v2340" svg:viewBox="0 0 2632 4684">
          <text:p/>
        </draw:connector>
        <draw:connector draw:style-name="gr50" draw:text-style-name="P10" draw:layer="layout" svg:x1="12.791cm" svg:y1="4.68cm" svg:x2="19.783cm" svg:y2="9.844cm" draw:start-shape="id6" draw:start-glue-point="2" draw:end-shape="id7" draw:end-glue-point="3" svg:d="M12791 4680v5164h6992" svg:viewBox="0 0 6993 5165">
          <text:p/>
        </draw:connector>
        <draw:connector draw:style-name="gr51" draw:text-style-name="P10" draw:layer="layout" svg:x1="21.691cm" svg:y1="4.681cm" svg:x2="21.688cm" svg:y2="9.363cm" draw:start-shape="id8" draw:start-glue-point="2" draw:end-shape="id7" draw:end-glue-point="0" svg:d="M21691 4681v2342h-3v2340" svg:viewBox="0 0 4 4683">
          <text:p/>
        </draw:connector>
        <draw:connector draw:style-name="gr52" draw:text-style-name="P10" draw:layer="layout" svg:x1="19.205cm" svg:y1="2.541cm" svg:x2="19.783cm" svg:y2="11.441cm" draw:start-shape="id9" draw:start-glue-point="3" draw:end-shape="id10" draw:end-glue-point="3" svg:d="M19205 2541h-501v8900h1079" svg:viewBox="0 0 1080 8901">
          <text:p/>
        </draw:connector>
        <draw:connector draw:style-name="gr53" draw:text-style-name="P10" draw:layer="layout" draw:line-skew="-1.71cm" svg:x1="12.845cm" svg:y1="2.54cm" svg:x2="19.783cm" svg:y2="11.441cm" draw:start-shape="id5" draw:start-glue-point="1" draw:end-shape="id10" draw:end-glue-point="3" svg:d="M12845 2540h1760v8901h5178" svg:viewBox="0 0 6939 8902">
          <text:p/>
        </draw:connector>
        <presentation:notes draw:style-name="dp2">
          <draw:page-thumbnail draw:style-name="gr18" draw:layer="layout" svg:width="18.624cm" svg:height="10.476cm" svg:x="1.482cm" svg:y="2.123cm" draw:page-number="5" presentation:class="page"/>
          <draw:frame presentation:style-name="pr1"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8" draw:text-style-name="P20" xml:id="id14" draw:id="id14" draw:layer="layout" svg:width="3.81cm" svg:height="0.962cm" svg:x="7.455cm" svg:y="9.363cm">
          <draw:text-box>
            <text:p text:style-name="P19">SLOW</text:p>
          </draw:text-box>
        </draw:frame>
        <draw:frame draw:style-name="gr38" draw:text-style-name="P20" xml:id="id12" draw:id="id12" draw:layer="layout" svg:width="3.81cm" svg:height="0.962cm" svg:x="7.455cm" svg:y="10.96cm">
          <draw:text-box>
            <text:p text:style-name="P19">FAST</text:p>
          </draw:text-box>
        </draw:frame>
        <draw:frame draw:style-name="gr38" draw:text-style-name="P20" xml:id="id18" draw:id="id18" draw:layer="layout" svg:width="3.81cm" svg:height="0.962cm" svg:x="7.455cm" svg:y="12.538cm">
          <draw:text-box>
            <text:p text:style-name="P19">STREAM</text:p>
          </draw:text-box>
        </draw:frame>
        <draw:custom-shape draw:style-name="gr39" draw:text-style-name="P26" xml:id="id11" draw:id="id11" draw:layer="layout" svg:width="2.54cm" svg:height="1.27cm" svg:x="16.51cm" svg:y="3.81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xml:id="id13" draw:id="id13" draw:layer="layout" svg:width="3.81cm" svg:height="1.27cm" svg:x="8.89cm" svg:y="3.81cm">
          <text:p text:style-name="P25"><text:span text:style-name="T6">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xml:id="id16" draw:id="id16" draw:layer="layout" svg:width="3.81cm" svg:height="0.962cm" svg:x="19.783cm" svg:y="9.363cm">
          <draw:text-box>
            <text:p text:style-name="P19">SLOW</text:p>
          </draw:text-box>
        </draw:frame>
        <draw:frame draw:style-name="gr38" draw:text-style-name="P20" xml:id="id15" draw:id="id15" draw:layer="layout" svg:width="3.81cm" svg:height="0.962cm" svg:x="19.783cm" svg:y="10.96cm">
          <draw:text-box>
            <text:p text:style-name="P19">FAST</text:p>
          </draw:text-box>
        </draw:frame>
        <draw:frame draw:style-name="gr38" draw:text-style-name="P20" xml:id="id17" draw:id="id17" draw:layer="layout" svg:width="3.81cm" svg:height="0.962cm" svg:x="19.783cm" svg:y="12.538cm">
          <draw:text-box>
            <text:p text:style-name="P19">STREAM</text:p>
          </draw:text-box>
        </draw:frame>
        <draw:custom-shape draw:style-name="gr55" draw:text-style-name="P27" draw:layer="layout" svg:width="26.035cm" svg:height="3.81cm" svg:x="1.27cm" svg:y="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5.08cm" svg:y1="7.72cm" svg:x2="5.08cm" svg:y2="15.44cm">
          <text:p/>
        </draw:line>
        <draw:connector draw:style-name="gr56" draw:text-style-name="P10" draw:layer="layout" draw:line-skew="-2.306cm -1.24cm" svg:x1="17.78cm" svg:y1="5.08cm" svg:x2="7.455cm" svg:y2="11.441cm" draw:start-shape="id11" draw:start-glue-point="2" draw:end-shape="id12" draw:end-glue-point="3" svg:d="M17780 5080v635h-12065v5726h1740" svg:viewBox="0 0 12066 6362">
          <text:p/>
        </draw:connector>
        <draw:connector draw:style-name="gr57" draw:text-style-name="P10" draw:layer="layout" draw:line-skew="1.032cm" svg:x1="10.795cm" svg:y1="5.08cm" svg:x2="9.36cm" svg:y2="9.363cm" draw:start-shape="id13" draw:start-glue-point="2" draw:end-shape="id14" svg:d="M10795 5080v3175h-1435v1108" svg:viewBox="0 0 1436 4284">
          <text:p/>
        </draw:connector>
        <draw:connector draw:style-name="gr58" draw:text-style-name="P10" draw:layer="layout" svg:x1="17.78cm" svg:y1="5.08cm" svg:x2="19.783cm" svg:y2="11.441cm" draw:start-shape="id11" draw:start-glue-point="2" draw:end-shape="id15" draw:end-glue-point="3" svg:d="M17780 5080v6361h2003" svg:viewBox="0 0 2004 6362">
          <text:p/>
        </draw:connector>
        <draw:connector draw:style-name="gr59" draw:text-style-name="P10" draw:layer="layout" draw:line-skew="1.032cm" svg:x1="10.795cm" svg:y1="5.08cm" svg:x2="21.688cm" svg:y2="9.363cm" draw:start-shape="id13" draw:start-glue-point="2" draw:end-shape="id16" draw:end-glue-point="0" svg:d="M10795 5080v3175h10893v1108" svg:viewBox="0 0 10894 4284">
          <text:p/>
        </draw:connector>
        <draw:connector draw:style-name="gr60" draw:text-style-name="P10" draw:layer="layout" draw:line-skew="0.351cm" svg:x1="11.265cm" svg:y1="9.844cm" svg:x2="19.783cm" svg:y2="13.019cm" draw:start-shape="id14" draw:start-glue-point="1" draw:end-shape="id17" draw:end-glue-point="3" svg:d="M11265 9844h4610v3175h3908" svg:viewBox="0 0 8519 3176">
          <text:p/>
        </draw:connector>
        <draw:connector draw:style-name="gr61" draw:text-style-name="P10" draw:layer="layout" draw:line-skew="0.351cm" svg:x1="11.265cm" svg:y1="11.441cm" svg:x2="19.783cm" svg:y2="13.019cm" draw:start-shape="id12" draw:start-glue-point="1" draw:end-shape="id17" draw:end-glue-point="3" svg:d="M11265 11441h4610v1578h3908" svg:viewBox="0 0 8519 1579">
          <text:p/>
        </draw:connector>
        <draw:connector draw:style-name="gr62" draw:text-style-name="P10" draw:layer="layout" svg:x1="11.265cm" svg:y1="13.019cm" svg:x2="19.783cm" svg:y2="13.019cm" draw:start-shape="id18" draw:start-glue-point="1" draw:end-shape="id17" draw:end-glue-point="3" svg:d="M11265 13019h8518" svg:viewBox="0 0 8519 1">
          <text:p/>
        </draw:connector>
        <draw:connector draw:style-name="gr60" draw:text-style-name="P10" draw:layer="layout" svg:x1="2.063cm" svg:y1="10.025cm" svg:x2="7.463cm" svg:y2="13.005cm" svg:d="M2063 10025h2700v2980h2700" svg:viewBox="0 0 5401 2981">
          <text:p/>
        </draw:connector>
        <draw:connector draw:style-name="gr61" draw:text-style-name="P10" draw:layer="layout" svg:x1="2.087cm" svg:y1="11.458cm" svg:x2="7.463cm" svg:y2="13.005cm" svg:d="M2087 11458h2688v1547h2688" svg:viewBox="0 0 5377 1548">
          <text:p/>
        </draw:connector>
        <draw:connector draw:style-name="gr62" draw:text-style-name="P10" draw:layer="layout" svg:x1="2.063cm" svg:y1="13.005cm" svg:x2="7.463cm" svg:y2="13.005cm" svg:d="M2063 13005h5400" svg:viewBox="0 0 5401 1">
          <text:p/>
        </draw:connector>
        <draw:custom-shape draw:style-name="gr63" draw:text-style-name="P4" draw:layer="layout" svg:width="0.635cm" svg:height="0.635cm" svg:x="5.715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4" draw:layer="layout" svg:width="0.635cm" svg:height="0.635cm" svg:x="17.78cm" svg:y="12.7cm">
          <text:p/>
          <draw:enhanced-geometry svg:viewBox="0 0 21600 21600" draw:glue-points="10800 0 0 10800 10800 21600 21600 10800" draw:text-areas="5400 5400 16200 16200" draw:type="diamond" draw:enhanced-path="M 10800 0 L 21600 10800 10800 21600 0 10800 10800 0 Z N"/>
        </draw:custom-shape>
        <draw:connector draw:style-name="gr60" draw:text-style-name="P10" draw:layer="layout" svg:x1="23.543cm" svg:y1="10.01cm" svg:x2="26.67cm" svg:y2="13.018cm" draw:end-shape="id19" draw:end-glue-point="5" svg:d="M23543 10010h1313v3008h1814" svg:viewBox="0 0 3128 3009">
          <text:p/>
        </draw:connector>
        <draw:connector draw:style-name="gr61" draw:text-style-name="P10" draw:layer="layout" svg:x1="23.567cm" svg:y1="11.443cm" svg:x2="26.67cm" svg:y2="13.018cm" draw:end-shape="id19" draw:end-glue-point="5" svg:d="M23567 11443h1301v1575h1802" svg:viewBox="0 0 3104 1576">
          <text:p/>
        </draw:connector>
        <draw:connector draw:style-name="gr62" draw:text-style-name="P10" draw:layer="layout" svg:x1="23.593cm" svg:y1="13.019cm" svg:x2="26.67cm" svg:y2="13.018cm" draw:start-shape="id17" draw:start-glue-point="1" draw:end-shape="id19" draw:end-glue-point="5" svg:d="M23593 13019h1538v-1h1539" svg:viewBox="0 0 3078 2">
          <text:p/>
        </draw:connector>
        <draw:custom-shape draw:style-name="gr64" draw:text-style-name="P27" xml:id="id19" draw:id="id19" draw:layer="layout" svg:width="0.535cm" svg:height="0.635cm" svg:x="26.6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5.115cm" svg:y="13.5cm">
          <draw:text-box>
            <text:p><text:span text:style-name="T8">River discharge</text:span></text:p>
          </draw:text-box>
        </draw:frame>
        <draw:frame draw:style-name="gr65" draw:text-style-name="P28" draw:layer="layout" svg:width="4.445cm" svg:height="0.839cm" svg:x="17.216cm" svg:y="13.501cm">
          <draw:text-box>
            <text:p><text:span text:style-name="T8">River </text:span><text:span text:style-name="T9">discharge</text:span></text:p>
          </draw:text-box>
        </draw:frame>
        <draw:frame draw:style-name="gr66" draw:text-style-name="P29" draw:layer="layout" svg:width="4.445cm" svg:height="1.19cm" svg:x="11.365cm" svg:y="9.86cm">
          <draw:text-box>
            <text:p><text:span text:style-name="T10">TCST_SLOW</text:span></text:p>
          </draw:text-box>
        </draw:frame>
        <draw:frame draw:style-name="gr66" draw:text-style-name="P29" draw:layer="layout" svg:width="4.445cm" svg:height="1.19cm" svg:x="11.365cm" svg:y="11.429cm">
          <draw:text-box>
            <text:p><text:span text:style-name="T10">TCST_FAST</text:span></text:p>
          </draw:text-box>
        </draw:frame>
        <draw:frame draw:style-name="gr66" draw:text-style-name="P29" draw:layer="layout" svg:width="4.445cm" svg:height="1.19cm" svg:x="11.266cm" svg:y="13.019cm">
          <draw:text-box>
            <text:p><text:span text:style-name="T10">TCST_STREAM</text:span></text:p>
          </draw:text-box>
        </draw:frame>
        <draw:frame draw:style-name="gr65" draw:text-style-name="P30" draw:layer="layout" svg:width="6.35cm" svg:height="0.839cm" svg:x="11.165cm" svg:y="6.581cm">
          <draw:text-box>
            <text:p><text:span text:style-name="T11">Grid-to-grid interpolation</text:span></text:p>
          </draw:text-box>
        </draw:frame>
        <draw:frame draw:style-name="gr67" draw:text-style-name="P31" draw:layer="layout" svg:width="6.35cm" svg:height="1.427cm" svg:x="12.065cm" svg:y="2.54cm">
          <draw:text-box>
            <text:p><text:span text:style-name="T12">ORCHIDEE grid</text:span></text:p>
          </draw:text-box>
        </draw:frame>
        <draw:frame draw:style-name="gr67" draw:text-style-name="P33" draw:layer="layout" svg:width="6.35cm" svg:height="1.427cm" svg:x="11.266cm" svg:y="14.409cm">
          <draw:text-box>
            <text:p text:style-name="P32"><text:span text:style-name="T13">Routing grid</text:span></text:p>
          </draw:text-box>
        </draw:frame>
        <draw:line draw:style-name="gr45" draw:text-style-name="P10" draw:layer="layout" svg:x1="7.58cm" svg:y1="2.52cm" svg:x2="7.58cm" svg:y2="6.35cm">
          <text:p/>
        </draw:line>
        <draw:line draw:style-name="gr45" draw:text-style-name="P10" draw:layer="layout" svg:x1="25.08cm" svg:y1="2.52cm" svg:x2="25.08cm" svg:y2="6.35cm">
          <text:p/>
        </draw:line>
        <presentation:notes draw:style-name="dp2">
          <draw:page-thumbnail draw:style-name="gr18" draw:layer="layout" svg:width="18.624cm" svg:height="10.476cm" svg:x="1.482cm" svg:y="2.123cm" draw:page-number="6" presentation:class="page"/>
          <draw:frame presentation:style-name="pr1" draw:text-style-name="P1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68" draw:text-style-name="P27" draw:layer="layout" svg:width="26.035cm" svg:height="7.142cm" svg:x="1.27cm" svg:y="0.4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17cm" svg:y="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67cm" svg:y="13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065cm" svg:y="0.378cm">
          <draw:text-box>
            <text:p><text:span text:style-name="T12">ORCHIDEE grid</text:span></text:p>
          </draw:text-box>
        </draw:frame>
        <draw:frame draw:style-name="gr67" draw:text-style-name="P34" draw:layer="layout" svg:width="6.35cm" svg:height="1.427cm" svg:x="12.7cm" svg:y="14.623cm">
          <draw:text-box>
            <text:p><text:span text:style-name="T13">Routing DEM grid</text:span></text:p>
          </draw:text-box>
        </draw:frame>
        <draw:custom-shape draw:style-name="gr70" draw:text-style-name="P36" xml:id="id30" draw:id="id30" draw:layer="layout" svg:width="6.35cm" svg:height="1.524cm" svg:x="1.905cm" svg:y="4.4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25" draw:id="id25" draw:layer="layout" svg:width="4.318cm" svg:height="0.87cm" svg:x="21.082cm" svg:y="11.495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29" draw:id="id29" draw:layer="layout" svg:width="3.844cm" svg:height="1.524cm" svg:x="3.141cm" svg:y="2.5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28" draw:id="id28" draw:layer="layout" svg:width="3.81cm" svg:height="1.524cm" svg:x="3.175cm" svg:y="0.8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0" draw:layer="layout" svg:width="4.275cm" svg:height="0.839cm" svg:x="0.635cm" svg:y="7.463cm">
          <draw:text-box>
            <text:p><text:span text:style-name="T11">Interpolation</text:span></text:p>
          </draw:text-box>
        </draw:frame>
        <draw:custom-shape draw:style-name="gr74" draw:text-style-name="P41" xml:id="id27" draw:id="id27" draw:layer="layout" svg:width="4.445cm" svg:height="1.27cm" svg:x="21.111cm" svg:y="9.449cm">
          <text:p text:style-name="P40"><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1" draw:id="id21" draw:layer="layout" svg:width="5.334cm" svg:height="1.524cm" svg:x="11.46cm" svg:y="10.201cm">
          <text:p text:style-name="P25"><text:span text:style-name="T6">Slow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22" draw:id="id22" draw:layer="layout" svg:width="3.844cm" svg:height="1.524cm" svg:x="5.342cm" svg:y="11.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20" draw:id="id20" draw:layer="layout" svg:width="3.81cm" svg:height="1.524cm" svg:x="5.376cm" svg:y="10.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24" draw:id="id24" draw:layer="layout" svg:width="6.35cm" svg:height="1.524cm" svg:x="3.81cm" svg:y="13.6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3" draw:id="id23" draw:layer="layout" svg:width="5.334cm" svg:height="1.524cm" svg:x="11.46cm" svg:y="11.906cm">
          <text:p text:style-name="P25"><text:span text:style-name="T6">Fast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6" draw:id="id26" draw:layer="layout" svg:width="5.334cm" svg:height="1.524cm" svg:x="11.476cm" svg:y="8.401cm">
          <text:p text:style-name="P25"><text:span text:style-name="T6">Stream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6" xml:id="id31" draw:id="id31" draw:layer="layout" svg:width="5.714cm" svg:height="0.87cm" svg:x="20.32cm" svg:y="6.35cm">
          <text:p text:style-name="P35"><text:span text:style-name="T14">Irrigation(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32" draw:layer="layout" svg:x1="9.186cm" svg:y1="10.965cm" svg:x2="11.46cm" svg:y2="10.963cm" draw:start-shape="id20" draw:start-glue-point="1" draw:end-shape="id21" draw:end-glue-point="3" svg:d="M9186 10965h1138v-2h1136" svg:viewBox="0 0 2275 3">
          <text:p/>
        </draw:connector>
        <draw:connector draw:style-name="gr77" draw:text-style-name="P32" draw:layer="layout" svg:x1="9.186cm" svg:y1="12.673cm" svg:x2="11.46cm" svg:y2="12.668cm" draw:start-shape="id22" draw:start-glue-point="1" draw:end-shape="id23" draw:end-glue-point="3" svg:d="M9186 12673h1138v-5h1136" svg:viewBox="0 0 2275 6">
          <text:p/>
        </draw:connector>
        <draw:connector draw:style-name="gr77" draw:text-style-name="P32" draw:layer="layout" draw:line-skew="4.698cm" svg:x1="10.16cm" svg:y1="14.397cm" svg:x2="21.082cm" svg:y2="11.93cm" draw:start-shape="id24" draw:start-glue-point="1" draw:end-shape="id25" svg:d="M10160 14397h10160v-2467h762" svg:viewBox="0 0 10923 2468">
          <text:p/>
        </draw:connector>
        <draw:connector draw:style-name="gr77" draw:text-style-name="P32" draw:layer="layout" svg:x1="16.794cm" svg:y1="10.963cm" svg:x2="21.082cm" svg:y2="11.93cm" draw:start-shape="id21" draw:start-glue-point="1" draw:end-shape="id25" draw:end-glue-point="3" svg:d="M16794 10963h2145v967h2143" svg:viewBox="0 0 4289 968">
          <text:p/>
        </draw:connector>
        <draw:connector draw:style-name="gr77" draw:text-style-name="P32" draw:layer="layout" svg:x1="16.794cm" svg:y1="12.668cm" svg:x2="21.082cm" svg:y2="11.93cm" draw:start-shape="id23" draw:start-glue-point="1" draw:end-shape="id25" draw:end-glue-point="3" svg:d="M16794 12668h2145v-738h2143" svg:viewBox="0 0 4289 739">
          <text:p/>
        </draw:connector>
        <draw:connector draw:style-name="gr77" draw:text-style-name="P32" draw:layer="layout" svg:x1="16.81cm" svg:y1="9.163cm" svg:x2="21.082cm" svg:y2="11.93cm" draw:start-shape="id26" draw:start-glue-point="1" draw:end-shape="id25" draw:end-glue-point="3" svg:d="M16810 9163h2137v2767h2135" svg:viewBox="0 0 4273 2768">
          <text:p/>
        </draw:connector>
        <draw:connector draw:style-name="gr77" draw:text-style-name="P32" draw:layer="layout" svg:x1="16.794cm" svg:y1="10.963cm" svg:x2="21.111cm" svg:y2="10.084cm" draw:start-shape="id21" draw:start-glue-point="1" draw:end-shape="id27" draw:end-glue-point="3" svg:d="M16794 10963h2159v-879h2158" svg:viewBox="0 0 4318 880">
          <text:p/>
        </draw:connector>
        <draw:connector draw:style-name="gr77" draw:text-style-name="P32" draw:layer="layout" svg:x1="16.794cm" svg:y1="12.668cm" svg:x2="21.111cm" svg:y2="10.084cm" draw:start-shape="id23" draw:start-glue-point="1" draw:end-shape="id27" draw:end-glue-point="3" svg:d="M16794 12668h2159v-2584h2158" svg:viewBox="0 0 4318 2585">
          <text:p/>
        </draw:connector>
        <draw:connector draw:style-name="gr77" draw:text-style-name="P32" draw:layer="layout" svg:x1="16.81cm" svg:y1="9.163cm" svg:x2="21.111cm" svg:y2="10.084cm" draw:start-shape="id26" draw:start-glue-point="1" draw:end-shape="id27" draw:end-glue-point="3" svg:d="M16810 9163h2151v921h2150" svg:viewBox="0 0 4302 922">
          <text:p/>
        </draw:connector>
        <draw:custom-shape draw:style-name="gr75" draw:text-style-name="P39" xml:id="id33" draw:id="id33" draw:layer="layout" svg:width="5.334cm" svg:height="1.524cm" svg:x="18.8cm" svg:y="2.586cm">
          <text:p text:style-name="P35"><text:span text:style-name="T14">Slow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9" xml:id="id34" draw:id="id34" draw:layer="layout" svg:width="5.334cm" svg:height="1.524cm" svg:x="18.8cm" svg:y="4.291cm">
          <text:p text:style-name="P35"><text:span text:style-name="T14">Fast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9" xml:id="id32" draw:id="id32" draw:layer="layout" svg:width="5.334cm" svg:height="1.524cm" svg:x="18.816cm" svg:y="0.786cm">
          <text:p text:style-name="P35"><text:span text:style-name="T14">Stream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175cm" svg:y1="1.638cm" svg:x2="5.376cm" svg:y2="10.965cm" draw:start-shape="id28" draw:start-glue-point="3" draw:end-shape="id20" draw:end-glue-point="3" svg:d="M3175 1638h-2540v9327h4741" svg:viewBox="0 0 4742 9328">
          <text:p/>
        </draw:connector>
        <draw:connector draw:style-name="gr79" draw:text-style-name="P10" draw:layer="layout" draw:line-skew="-2.005cm" svg:x1="3.141cm" svg:y1="3.302cm" svg:x2="5.342cm" svg:y2="12.673cm" draw:start-shape="id29" draw:start-glue-point="3" draw:end-shape="id22" draw:end-glue-point="3" svg:d="M3141 3302h-2506v9371h4707" svg:viewBox="0 0 4708 9372">
          <text:p/>
        </draw:connector>
        <draw:connector draw:style-name="gr80" draw:text-style-name="P10" draw:layer="layout" draw:line-skew="-0.769cm" svg:x1="1.905cm" svg:y1="5.207cm" svg:x2="3.81cm" svg:y2="14.397cm" draw:start-shape="id30" draw:start-glue-point="3" draw:end-shape="id24" draw:end-glue-point="3" svg:d="M1905 5207h-1270v9190h3175" svg:viewBox="0 0 3176 9191">
          <text:p/>
        </draw:connector>
        <draw:connector draw:style-name="gr81" draw:text-style-name="P10" draw:layer="layout" draw:line-skew="0cm -0.468cm" svg:x1="25.4cm" svg:y1="11.93cm" svg:x2="23.177cm" svg:y2="7.22cm" draw:start-shape="id25" draw:start-glue-point="1" draw:end-shape="id31" draw:end-glue-point="2" svg:d="M25400 11930h502v-3040h-2725v-1670" svg:viewBox="0 0 2726 4711">
          <text:p/>
        </draw:connector>
        <draw:connector draw:style-name="gr82" draw:text-style-name="P10" draw:layer="layout" svg:x1="16.81cm" svg:y1="9.163cm" svg:x2="18.816cm" svg:y2="1.548cm" draw:start-shape="id26" draw:start-glue-point="1" draw:end-shape="id32" draw:end-glue-point="3" svg:d="M16810 9163h1004v-7615h1002" svg:viewBox="0 0 2007 7616">
          <text:p/>
        </draw:connector>
        <draw:connector draw:style-name="gr83" draw:text-style-name="P10" draw:layer="layout" svg:x1="16.794cm" svg:y1="10.963cm" svg:x2="18.8cm" svg:y2="3.348cm" draw:start-shape="id21" draw:start-glue-point="1" draw:end-shape="id33" draw:end-glue-point="3" svg:d="M16794 10963h1004v-7615h1002" svg:viewBox="0 0 2007 7616">
          <text:p/>
        </draw:connector>
        <draw:connector draw:style-name="gr84" draw:text-style-name="P10" draw:layer="layout" svg:x1="16.794cm" svg:y1="12.668cm" svg:x2="18.8cm" svg:y2="5.053cm" draw:start-shape="id23" draw:start-glue-point="1" draw:end-shape="id34" draw:end-glue-point="3" svg:d="M16794 12668h1004v-7615h1002" svg:viewBox="0 0 2007 7616">
          <text:p/>
        </draw:connector>
        <draw:frame draw:style-name="gr65" draw:text-style-name="P30" draw:layer="layout" svg:width="4.275cm" svg:height="0.839cm" svg:x="18.636cm" svg:y="7.464cm">
          <draw:text-box>
            <text:p><text:span text:style-name="T11">Interpolation</text:span></text:p>
          </draw:text-box>
        </draw:frame>
        <presentation:notes draw:style-name="dp2">
          <draw:page-thumbnail draw:style-name="gr18" draw:layer="layout" svg:width="18.624cm" svg:height="10.476cm" svg:x="1.482cm" svg:y="2.123cm" draw:page-number="7" presentation:class="page"/>
          <draw:frame presentation:style-name="pr1" draw:text-style-name="P1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4" draw:layer="layout" svg:width="6.35cm" svg:height="0.839cm" svg:x="12.065cm" svg:y="14.393cm">
          <draw:text-box>
            <text:p><text:span text:style-name="T13">Routing grid</text:span></text:p>
          </draw:text-box>
        </draw:frame>
        <draw:custom-shape draw:style-name="gr70" draw:text-style-name="P36" xml:id="id40" draw:id="id40" draw:layer="layout" svg:width="6.35cm" svg:height="1.524cm" svg:x="2.005cm" svg:y="4.5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35" draw:id="id35" draw:layer="layout" svg:width="4.318cm" svg:height="0.87cm" svg:x="17.715cm" svg:y="13.67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38" draw:id="id38" draw:layer="layout" svg:width="3.844cm" svg:height="1.524cm" svg:x="3.241cm" svg:y="2.6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36" draw:id="id36" draw:layer="layout" svg:width="3.81cm" svg:height="1.524cm" svg:x="3.275cm" svg:y="0.9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32"><text:span text:style-name="T11">Grid interpolation and conversion to absolute values</text:span></text:p>
          </draw:text-box>
        </draw:frame>
        <draw:custom-shape draw:style-name="gr86" draw:text-style-name="P43" xml:id="id45" draw:id="id45" draw:layer="layout" svg:width="5.08cm" svg:height="1.524cm" svg:x="17.145cm" svg:y="8.555cm">
          <text:p text:style-name="P42"><text:span text:style-name="T17">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39" draw:id="id39"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37" draw:id="id37"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41" draw:id="id41" draw:layer="layout" svg:width="6.35cm" svg:height="1.524cm" svg:x="3.91cm" svg:y="13.3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43" draw:id="id43"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6" xml:id="id42" draw:id="id42" draw:layer="layout" svg:width="4.04cm" svg:height="1.524cm" svg:x="21.995cm" svg:y="3.253cm">
          <text:p text:style-name="P35"><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32" draw:layer="layout" draw:line-skew="0.634cm" svg:x1="9.56cm" svg:y1="14.097cm" svg:x2="17.715cm" svg:y2="14.105cm" draw:end-shape="id35" svg:d="M9560 14097h4461v8h3694" svg:viewBox="0 0 8156 9">
          <text:p/>
        </draw:connector>
        <draw:custom-shape draw:style-name="gr75" draw:text-style-name="P39" xml:id="id44" draw:id="id44" draw:layer="layout" svg:width="5.334cm" svg:height="1.524cm" svg:x="14.351cm" svg:y="3.302cm">
          <text:p text:style-name="P35"><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36" draw:start-glue-point="3" draw:end-shape="id37" draw:end-glue-point="3" svg:d="M3275 1738h-2540v8227h3941" svg:viewBox="0 0 3942 8228">
          <text:p/>
        </draw:connector>
        <draw:connector draw:style-name="gr79" draw:text-style-name="P10" draw:layer="layout" draw:line-skew="-2.005cm" svg:x1="3.241cm" svg:y1="3.402cm" svg:x2="4.642cm" svg:y2="11.673cm" draw:start-shape="id38" draw:start-glue-point="3" draw:end-shape="id39" draw:end-glue-point="3" svg:d="M3241 3402h-2506v8271h3907" svg:viewBox="0 0 3908 8272">
          <text:p/>
        </draw:connector>
        <draw:connector draw:style-name="gr80" draw:text-style-name="P10" draw:layer="layout" draw:line-skew="-0.769cm" svg:x1="2.005cm" svg:y1="5.307cm" svg:x2="3.91cm" svg:y2="14.097cm" draw:start-shape="id40" draw:start-glue-point="3" draw:end-shape="id41" draw:end-glue-point="3" svg:d="M2005 5307h-1270v8790h3175" svg:viewBox="0 0 3176 8791">
          <text:p/>
        </draw:connector>
        <draw:connector draw:style-name="gr81" draw:text-style-name="P10" draw:layer="layout" svg:x1="22.033cm" svg:y1="14.105cm" svg:x2="24.015cm" svg:y2="4.777cm" draw:start-shape="id35" draw:start-glue-point="1" draw:end-shape="id42" draw:end-glue-point="2" svg:d="M22033 14105h1982v-9328" svg:viewBox="0 0 1983 9329">
          <text:p/>
        </draw:connector>
        <draw:connector draw:style-name="gr82" draw:text-style-name="P10" draw:layer="layout" svg:x1="13.587cm" svg:y1="9.963cm" svg:x2="14.351cm" svg:y2="4.064cm" draw:start-shape="id43" draw:start-glue-point="0" draw:end-shape="id44" draw:end-glue-point="3" svg:d="M13587 9963v-5899h764" svg:viewBox="0 0 765 5900">
          <text:p/>
        </draw:connector>
        <draw:frame draw:style-name="gr67" draw:text-style-name="P44" draw:layer="layout" svg:width="7.493cm" svg:height="1.427cm" svg:x="14.54cm" svg:y="6.616cm">
          <draw:text-box>
            <text:p text:style-name="P32"><text:span text:style-name="T11">Grid interpolation and conversion to areal values</text:span></text:p>
          </draw:text-box>
        </draw:frame>
        <draw:connector draw:style-name="gr90" draw:text-style-name="P10" draw:layer="layout" svg:x1="13.587cm" svg:y1="11.487cm" svg:x2="17.715cm" svg:y2="14.105cm" draw:start-shape="id43" draw:start-glue-point="2" draw:end-shape="id35" draw:end-glue-point="3" svg:d="M13587 11487v2618h4128" svg:viewBox="0 0 4129 2619">
          <text:p/>
        </draw:connector>
        <draw:connector draw:style-name="gr91" draw:text-style-name="P10" draw:layer="layout" svg:x1="13.587cm" svg:y1="9.963cm" svg:x2="17.145cm" svg:y2="9.317cm" draw:start-shape="id43" draw:start-glue-point="0" draw:end-shape="id45" draw:end-glue-point="3" svg:d="M13587 9963v-646h3558" svg:viewBox="0 0 3559 647">
          <text:p/>
        </draw:connector>
        <draw:connector draw:style-name="gr92" draw:text-style-name="P10" draw:layer="layout" svg:x1="19.874cm" svg:y1="13.67cm" svg:x2="16.445cm" svg:y2="10.725cm" draw:start-shape="id35" draw:start-glue-point="0" draw:end-shape="id43" draw:end-glue-point="1" svg:d="M19874 13670v-2945h-3429" svg:viewBox="0 0 3430 2946">
          <text:p/>
        </draw:connector>
        <draw:connector draw:style-name="gr93" draw:text-style-name="P10" draw:layer="layout" svg:x1="8.486cm" svg:y1="9.965cm" svg:x2="10.73cm" svg:y2="10.725cm" draw:start-shape="id37" draw:start-glue-point="1" draw:end-shape="id43" draw:end-glue-point="3" svg:d="M8486 9965h1122v760h1122" svg:viewBox="0 0 2245 761">
          <text:p/>
        </draw:connector>
        <draw:connector draw:style-name="gr94" draw:text-style-name="P10" draw:layer="layout" svg:x1="8.486cm" svg:y1="11.673cm" svg:x2="10.73cm" svg:y2="10.725cm" draw:start-shape="id39" draw:start-glue-point="1" draw:end-shape="id43" draw:end-glue-point="3" svg:d="M8486 11673h1122v-948h1122" svg:viewBox="0 0 2245 949">
          <text:p/>
        </draw:connector>
        <draw:frame draw:style-name="gr15" draw:text-style-name="P45" draw:layer="layout" svg:width="3.81cm" svg:height="1.673cm" svg:x="15.075cm" svg:y="11.797cm">
          <draw:text-box>
            <text:p text:style-name="P32"><text:span text:style-name="T15">Irrigation withdrawals</text:span></text:p>
          </draw:text-box>
        </draw:frame>
        <presentation:notes draw:style-name="dp2">
          <draw:page-thumbnail draw:style-name="gr18" draw:layer="layout" svg:width="18.624cm" svg:height="10.476cm" svg:x="1.482cm" svg:y="2.123cm" draw:page-number="8" presentation:class="page"/>
          <draw:frame presentation:style-name="pr1" draw:text-style-name="P1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4" draw:layer="layout" svg:width="6.35cm" svg:height="0.839cm" svg:x="12.8cm" svg:y="14.323cm">
          <draw:text-box>
            <text:p><text:span text:style-name="T13">Routing DEM grid</text:span></text:p>
          </draw:text-box>
        </draw:frame>
        <draw:custom-shape draw:style-name="gr70" draw:text-style-name="P36" xml:id="id51" draw:id="id51" draw:layer="layout" svg:width="6.35cm" svg:height="1.524cm" svg:x="2.005cm" svg:y="4.545cm">
          <text:p text:style-name="P35"><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8" xml:id="id46" draw:id="id46" draw:layer="layout" svg:width="4.318cm" svg:height="0.87cm" svg:x="17.715cm" svg:y="13.67cm">
          <text:p text:style-name="P37"><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9" xml:id="id49" draw:id="id49" draw:layer="layout" svg:width="3.844cm" svg:height="1.524cm" svg:x="3.241cm" svg:y="2.64cm">
          <text:p text:style-name="P35"><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9" xml:id="id47" draw:id="id47" draw:layer="layout" svg:width="3.81cm" svg:height="1.524cm" svg:x="3.275cm" svg:y="0.976cm">
          <text:p text:style-name="P35"><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32"><text:span text:style-name="T11">Grid interpolation and conversion to absolute values</text:span></text:p>
          </draw:text-box>
        </draw:frame>
        <draw:custom-shape draw:style-name="gr95" draw:text-style-name="P41" xml:id="id56" draw:id="id56" draw:layer="layout" svg:width="4.445cm" svg:height="1.27cm" svg:x="17.145cm" svg:y="8.555cm">
          <text:p text:style-name="P40"><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50" draw:id="id50"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48" draw:id="id48"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8" xml:id="id52" draw:id="id52" draw:layer="layout" svg:width="6.35cm" svg:height="1.524cm" svg:x="3.91cm" svg:y="13.335cm">
          <text:p text:style-name="P37"><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54" draw:id="id54"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6" xml:id="id53" draw:id="id53" draw:layer="layout" svg:width="4.04cm" svg:height="1.524cm" svg:x="20.516cm" svg:y="3.575cm">
          <text:p text:style-name="P35"><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32" draw:layer="layout" draw:line-skew="0.634cm" svg:x1="9.56cm" svg:y1="14.097cm" svg:x2="17.715cm" svg:y2="14.105cm" draw:end-shape="id46" svg:d="M9560 14097h4461v8h3694" svg:viewBox="0 0 8156 9">
          <text:p/>
        </draw:connector>
        <draw:custom-shape draw:style-name="gr75" draw:text-style-name="P39" xml:id="id55" draw:id="id55" draw:layer="layout" svg:width="5.334cm" svg:height="1.524cm" svg:x="14.351cm" svg:y="3.302cm">
          <text:p text:style-name="P35"><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47" draw:start-glue-point="3" draw:end-shape="id48" draw:end-glue-point="3" svg:d="M3275 1738h-2540v8227h3941" svg:viewBox="0 0 3942 8228">
          <text:p/>
        </draw:connector>
        <draw:connector draw:style-name="gr79" draw:text-style-name="P10" draw:layer="layout" draw:line-skew="-2.005cm" svg:x1="3.241cm" svg:y1="3.402cm" svg:x2="4.642cm" svg:y2="11.673cm" draw:start-shape="id49" draw:start-glue-point="3" draw:end-shape="id50" draw:end-glue-point="3" svg:d="M3241 3402h-2506v8271h3907" svg:viewBox="0 0 3908 8272">
          <text:p/>
        </draw:connector>
        <draw:connector draw:style-name="gr80" draw:text-style-name="P10" draw:layer="layout" draw:line-skew="-0.769cm" svg:x1="2.005cm" svg:y1="5.307cm" svg:x2="3.91cm" svg:y2="14.097cm" draw:start-shape="id51" draw:start-glue-point="3" draw:end-shape="id52" draw:end-glue-point="3" svg:d="M2005 5307h-1270v8790h3175" svg:viewBox="0 0 3176 8791">
          <text:p/>
        </draw:connector>
        <draw:connector draw:style-name="gr81" draw:text-style-name="P10" draw:layer="layout" svg:x1="22.033cm" svg:y1="14.105cm" svg:x2="22.536cm" svg:y2="5.099cm" draw:start-shape="id46" draw:start-glue-point="1" draw:end-shape="id53" draw:end-glue-point="2" svg:d="M22033 14105h503v-9006" svg:viewBox="0 0 504 9007">
          <text:p/>
        </draw:connector>
        <draw:connector draw:style-name="gr82" draw:text-style-name="P10" draw:layer="layout" svg:x1="13.587cm" svg:y1="9.963cm" svg:x2="14.351cm" svg:y2="4.064cm" draw:start-shape="id54" draw:start-glue-point="0" draw:end-shape="id55" draw:end-glue-point="3" svg:d="M13587 9963v-5899h764" svg:viewBox="0 0 765 5900">
          <text:p/>
        </draw:connector>
        <draw:frame draw:style-name="gr67" draw:text-style-name="P44" draw:layer="layout" svg:width="7.493cm" svg:height="1.427cm" svg:x="14.54cm" svg:y="6.616cm">
          <draw:text-box>
            <text:p text:style-name="P32"><text:span text:style-name="T11">Grid interpolation and conversion to areal values</text:span></text:p>
          </draw:text-box>
        </draw:frame>
        <draw:connector draw:style-name="gr90" draw:text-style-name="P10" draw:layer="layout" svg:x1="13.587cm" svg:y1="11.487cm" svg:x2="17.715cm" svg:y2="14.105cm" draw:start-shape="id54" draw:start-glue-point="2" draw:end-shape="id46" draw:end-glue-point="3" svg:d="M13587 11487v2618h4128" svg:viewBox="0 0 4129 2619">
          <text:p/>
        </draw:connector>
        <draw:connector draw:style-name="gr91" draw:text-style-name="P10" draw:layer="layout" svg:x1="13.587cm" svg:y1="9.963cm" svg:x2="17.145cm" svg:y2="9.19cm" draw:start-shape="id54" draw:start-glue-point="0" draw:end-shape="id56" draw:end-glue-point="3" svg:d="M13587 9963v-773h3558" svg:viewBox="0 0 3559 774">
          <text:p/>
        </draw:connector>
        <draw:connector draw:style-name="gr92" draw:text-style-name="P10" draw:layer="layout" svg:x1="19.874cm" svg:y1="13.67cm" svg:x2="16.445cm" svg:y2="10.725cm" draw:start-shape="id46" draw:start-glue-point="0" draw:end-shape="id54" draw:end-glue-point="1" svg:d="M19874 13670v-2945h-3429" svg:viewBox="0 0 3430 2946">
          <text:p/>
        </draw:connector>
        <draw:connector draw:style-name="gr93" draw:text-style-name="P10" draw:layer="layout" svg:x1="8.486cm" svg:y1="9.965cm" svg:x2="10.73cm" svg:y2="10.725cm" draw:start-shape="id48" draw:start-glue-point="1" draw:end-shape="id54" draw:end-glue-point="3" svg:d="M8486 9965h1122v760h1122" svg:viewBox="0 0 2245 761">
          <text:p/>
        </draw:connector>
        <draw:connector draw:style-name="gr94" draw:text-style-name="P10" draw:layer="layout" svg:x1="8.486cm" svg:y1="11.673cm" svg:x2="10.73cm" svg:y2="10.725cm" draw:start-shape="id50" draw:start-glue-point="1" draw:end-shape="id54" draw:end-glue-point="3" svg:d="M8486 11673h1122v-948h1122" svg:viewBox="0 0 2245 949">
          <text:p/>
        </draw:connector>
        <draw:frame draw:style-name="gr15" draw:text-style-name="P45" draw:layer="layout" svg:width="3.81cm" svg:height="1.673cm" svg:x="15.075cm" svg:y="11.797cm">
          <draw:text-box>
            <text:p text:style-name="P32"><text:span text:style-name="T15">Irrigation withdrawals</text:span></text:p>
          </draw:text-box>
        </draw:frame>
        <draw:custom-shape draw:style-name="gr73" draw:text-style-name="P39" xml:id="id57" draw:id="id57" draw:layer="layout" svg:width="3.81cm" svg:height="1.524cm" svg:x="23.36cm" svg:y="1.551cm">
          <text:p text:style-name="P35"><text:span text:style-name="T14">Infiltration</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6" draw:text-style-name="P10" draw:layer="layout" svg:x1="22.536cm" svg:y1="3.575cm" svg:x2="23.36cm" svg:y2="2.313cm" draw:start-shape="id53" draw:start-glue-point="0" draw:end-shape="id57" draw:end-glue-point="3" svg:d="M22536 3575v-1262h824" svg:viewBox="0 0 825 1263">
          <text:p/>
        </draw:connector>
        <presentation:notes draw:style-name="dp2">
          <draw:page-thumbnail draw:style-name="gr18" draw:layer="layout" svg:width="18.624cm" svg:height="10.476cm" svg:x="1.482cm" svg:y="2.123cm" draw:page-number="9" presentation:class="page"/>
          <draw:frame presentation:style-name="pr1"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38" draw:text-style-name="P20" xml:id="id58" draw:id="id58" draw:layer="layout" svg:width="3.81cm" svg:height="0.962cm" svg:x="3.955cm" svg:y="5.763cm">
          <draw:text-box>
            <text:p text:style-name="P19">SLOW</text:p>
          </draw:text-box>
        </draw:frame>
        <draw:frame draw:style-name="gr38" draw:text-style-name="P20" xml:id="id60" draw:id="id60" draw:layer="layout" svg:width="3.81cm" svg:height="0.962cm" svg:x="3.955cm" svg:y="7.36cm">
          <draw:text-box>
            <text:p text:style-name="P19">FAST</text:p>
          </draw:text-box>
        </draw:frame>
        <draw:frame draw:style-name="gr38" draw:text-style-name="P20" xml:id="id61" draw:id="id61" draw:layer="layout" svg:width="3.81cm" svg:height="0.962cm" svg:x="3.955cm" svg:y="8.938cm">
          <draw:text-box>
            <text:p text:style-name="P19">STREAM</text:p>
          </draw:text-box>
        </draw:frame>
        <draw:frame draw:style-name="gr97" draw:text-style-name="P47" xml:id="id62" draw:id="id62" draw:layer="layout" svg:width="2.54cm" svg:height="0.962cm" svg:x="11.335cm" svg:y="8.939cm">
          <draw:text-box>
            <text:p text:style-name="P46">Ocean</text:p>
          </draw:text-box>
        </draw:frame>
        <draw:custom-shape draw:style-name="gr98" draw:text-style-name="P27" draw:layer="layout" svg:width="7.62cm" svg:height="7.15cm" svg:x="2.58cm" svg:y="4.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765cm" svg:y1="6.244cm" svg:x2="9.708cm" svg:y2="9.09cm" draw:start-shape="id58" draw:start-glue-point="1" draw:end-shape="id59" draw:end-glue-point="4" svg:d="M7765 6244h1943v2846" svg:viewBox="0 0 1944 2847">
          <text:p/>
        </draw:connector>
        <draw:connector draw:style-name="gr61" draw:text-style-name="P10" draw:layer="layout" svg:x1="7.765cm" svg:y1="7.841cm" svg:x2="9.708cm" svg:y2="9.09cm" draw:start-shape="id60" draw:start-glue-point="1" draw:end-shape="id59" draw:end-glue-point="4" svg:d="M7765 7841h1943v1249" svg:viewBox="0 0 1944 1250">
          <text:p/>
        </draw:connector>
        <draw:connector draw:style-name="gr62" draw:text-style-name="P10" draw:layer="layout" svg:x1="7.765cm" svg:y1="9.419cm" svg:x2="11.335cm" svg:y2="9.42cm" draw:start-shape="id61" draw:start-glue-point="1" draw:end-shape="id62" draw:end-glue-point="3" svg:d="M7765 9419h1785v1h1785" svg:viewBox="0 0 3571 2">
          <text:p/>
        </draw:connector>
        <draw:connector draw:style-name="gr60" draw:text-style-name="P10" draw:layer="layout" svg:x1="1.005cm" svg:y1="6.425cm" svg:x2="3.955cm" svg:y2="9.419cm" draw:end-shape="id61" draw:end-glue-point="3" svg:d="M1005 6425h1225v2994h1725" svg:viewBox="0 0 2951 2995">
          <text:p/>
        </draw:connector>
        <draw:connector draw:style-name="gr61" draw:text-style-name="P10" draw:layer="layout" svg:x1="1.023cm" svg:y1="7.858cm" svg:x2="3.955cm" svg:y2="9.419cm" draw:end-shape="id61" draw:end-glue-point="3" svg:d="M1023 7858h1216v1561h1716" svg:viewBox="0 0 2933 1562">
          <text:p/>
        </draw:connector>
        <draw:connector draw:style-name="gr62" draw:text-style-name="P10" draw:layer="layout" svg:x1="1.005cm" svg:y1="9.405cm" svg:x2="3.955cm" svg:y2="9.419cm" draw:end-shape="id61" draw:end-glue-point="3" svg:d="M1005 9405h1225v14h1725" svg:viewBox="0 0 2951 15">
          <text:p/>
        </draw:connector>
        <draw:custom-shape draw:style-name="gr63" draw:text-style-name="P4" xml:id="id59" draw:id="id59" draw:layer="layout" svg:width="0.635cm" svg:height="0.635cm" svg:x="9.39cm" svg:y="9.09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6.215cm" svg:y="9.9cm">
          <draw:text-box>
            <text:p><text:span text:style-name="T8">River discharge</text:span></text:p>
          </draw:text-box>
        </draw:frame>
        <draw:frame draw:style-name="gr67" draw:text-style-name="P48" draw:layer="layout" svg:width="6.35cm" svg:height="1.427cm" svg:x="3.175cm" svg:y="3.81cm">
          <draw:text-box>
            <text:p text:style-name="P32"><text:span text:style-name="T18">Coastal grid cell</text:span></text:p>
          </draw:text-box>
        </draw:frame>
        <draw:g>
          <draw:connector draw:style-name="gr60" draw:text-style-name="P10" draw:layer="layout" svg:x1="19.833cm" svg:y1="-4.445cm" svg:x2="22.96cm" svg:y2="-1.437cm" draw:end-shape="id63" draw:end-glue-point="5" svg:d="M19833-4445h1313v3008h1814" svg:viewBox="0 0 3128 3009">
            <text:p/>
          </draw:connector>
          <draw:connector draw:style-name="gr61" draw:text-style-name="P10" draw:layer="layout" svg:x1="19.857cm" svg:y1="-3.012cm" svg:x2="22.96cm" svg:y2="-1.437cm" draw:end-shape="id63" draw:end-glue-point="5" svg:d="M19857-3012h1301v1575h1802" svg:viewBox="0 0 3104 1576">
            <text:p/>
          </draw:connector>
          <draw:connector draw:style-name="gr62" draw:text-style-name="P10" draw:layer="layout" svg:x1="19.883cm" svg:y1="-1.436cm" svg:x2="22.96cm" svg:y2="-1.437cm" draw:end-shape="id63" draw:end-glue-point="5" svg:d="M19883-1436h1288v-1h1789" svg:viewBox="0 0 3078 2">
            <text:p/>
          </draw:connector>
          <draw:custom-shape draw:style-name="gr64" draw:text-style-name="P27" xml:id="id63" draw:id="id63"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17" draw:text-style-name="P49" draw:layer="layout" svg:width="6.35cm" svg:height="0.962cm" svg:x="3.675cm" svg:y="2.213cm">
          <draw:text-box>
            <text:p><text:span text:style-name="T19">subgrid_halfdeg</text:span></text:p>
          </draw:text-box>
        </draw:frame>
        <draw:frame draw:style-name="gr17" draw:text-style-name="P49" draw:layer="layout" svg:width="6.35cm" svg:height="0.962cm" svg:x="18.28cm" svg:y="2.213cm">
          <draw:text-box>
            <text:p><text:span text:style-name="T19">interp_topo</text:span></text:p>
          </draw:text-box>
        </draw:frame>
        <draw:frame draw:style-name="gr99" draw:text-style-name="P12" draw:layer="layout" svg:width="10.16cm" svg:height="2.384cm" svg:x="1.76cm" svg:y="14.233cm">
          <draw:text-box>
            <text:p>NB : pas de diff hydrographs sur les (4) points où il n’y a ni coastalflow ni riveflow</text:p>
          </draw:text-box>
        </draw:frame>
        <draw:frame draw:style-name="gr38" draw:text-style-name="P20" xml:id="id64" draw:id="id64" draw:layer="layout" svg:width="3.81cm" svg:height="0.962cm" svg:x="18.215cm" svg:y="5.766cm">
          <draw:text-box>
            <text:p text:style-name="P19">SLOW</text:p>
          </draw:text-box>
        </draw:frame>
        <draw:frame draw:style-name="gr38" draw:text-style-name="P20" xml:id="id66" draw:id="id66" draw:layer="layout" svg:width="3.81cm" svg:height="0.962cm" svg:x="18.215cm" svg:y="7.363cm">
          <draw:text-box>
            <text:p text:style-name="P19">FAST</text:p>
          </draw:text-box>
        </draw:frame>
        <draw:frame draw:style-name="gr38" draw:text-style-name="P50" draw:layer="layout" svg:width="3.81cm" svg:height="0.962cm" svg:x="18.217cm" svg:y="8.943cm">
          <draw:text-box>
            <text:p text:style-name="P19"><text:span text:style-name="T20">STREAM</text:span></text:p>
          </draw:text-box>
        </draw:frame>
        <draw:frame draw:style-name="gr97" draw:text-style-name="P51" xml:id="id65" draw:id="id65" draw:layer="layout" svg:width="2.54cm" svg:height="0.962cm" svg:x="24.895cm" svg:y="9.903cm">
          <draw:text-box>
            <text:p text:style-name="P19">Ocean</text:p>
          </draw:text-box>
        </draw:frame>
        <draw:custom-shape draw:style-name="gr100" draw:text-style-name="P52" draw:layer="layout" svg:width="7.296cm" svg:height="7.15cm" svg:x="16.4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25cm" svg:y1="6.247cm" svg:x2="24.895cm" svg:y2="10.384cm" draw:start-shape="id64" draw:start-glue-point="1" draw:end-shape="id65" draw:end-glue-point="3" svg:d="M22025 6247h1435v4137h1435" svg:viewBox="0 0 2871 4138">
          <text:p/>
        </draw:connector>
        <draw:connector draw:style-name="gr61" draw:text-style-name="P10" draw:layer="layout" svg:x1="22.025cm" svg:y1="7.844cm" svg:x2="23.469cm" svg:y2="10.062cm" draw:start-shape="id66" draw:start-glue-point="1" draw:end-shape="id67" draw:end-glue-point="4" svg:d="M22025 7844h1444v2218" svg:viewBox="0 0 1445 2219">
          <text:p/>
        </draw:connector>
        <draw:connector draw:style-name="gr60" draw:text-style-name="P10" draw:layer="layout" draw:line-skew="-3.385cm" svg:x1="14.585cm" svg:y1="6.428cm" svg:x2="24.895cm" svg:y2="10.384cm" draw:end-shape="id65" draw:end-glue-point="3" svg:d="M14585 6428h1520v3956h8790" svg:viewBox="0 0 10311 3957">
          <text:p/>
        </draw:connector>
        <draw:connector draw:style-name="gr61" draw:text-style-name="P10" draw:layer="layout" draw:line-skew="-3.394cm" svg:x1="14.603cm" svg:y1="7.861cm" svg:x2="24.895cm" svg:y2="10.384cm" draw:end-shape="id65" draw:end-glue-point="3" svg:d="M14603 7861h1502v2523h8790" svg:viewBox="0 0 10293 2524">
          <text:p/>
        </draw:connector>
        <draw:connector draw:style-name="gr62" draw:text-style-name="P10" draw:layer="layout" draw:line-skew="-3.385cm" svg:x1="14.585cm" svg:y1="9.408cm" svg:x2="24.895cm" svg:y2="10.384cm" draw:end-shape="id65" draw:end-glue-point="3" svg:d="M14585 9408h1520v976h8790" svg:viewBox="0 0 10311 977">
          <text:p/>
        </draw:connector>
        <draw:custom-shape draw:style-name="gr63" draw:text-style-name="P4" xml:id="id67" draw:id="id67" draw:layer="layout" svg:width="0.635cm" svg:height="0.635cm" svg:x="23.151cm" svg:y="10.062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25cm" svg:y="10.731cm">
          <draw:text-box>
            <text:p><text:span text:style-name="T8">River discharge</text:span></text:p>
          </draw:text-box>
        </draw:frame>
        <draw:frame draw:style-name="gr67" draw:text-style-name="P48" draw:layer="layout" svg:width="6.35cm" svg:height="1.427cm" svg:x="16.955cm" svg:y="3.813cm">
          <draw:text-box>
            <text:p text:style-name="P32"><text:span text:style-name="T18">Coastal grid cell</text:span></text:p>
          </draw:text-box>
        </draw:frame>
        <presentation:notes draw:style-name="dp2">
          <draw:page-thumbnail draw:style-name="gr18" draw:layer="layout" svg:width="18.624cm" svg:height="10.476cm" svg:x="1.482cm" svg:y="2.123cm" draw:page-number="10" presentation:class="page"/>
          <draw:frame presentation:style-name="pr1" draw:text-style-name="P1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g>
          <draw:connector draw:style-name="gr60" draw:text-style-name="P10" draw:layer="layout" svg:x1="19.833cm" svg:y1="-4.445cm" svg:x2="22.96cm" svg:y2="-1.437cm" draw:end-shape="id68" draw:end-glue-point="5" svg:d="M19833-4445h1313v3008h1814" svg:viewBox="0 0 3128 3009">
            <text:p/>
          </draw:connector>
          <draw:connector draw:style-name="gr61" draw:text-style-name="P10" draw:layer="layout" svg:x1="19.857cm" svg:y1="-3.012cm" svg:x2="22.96cm" svg:y2="-1.437cm" draw:end-shape="id68" draw:end-glue-point="5" svg:d="M19857-3012h1301v1575h1802" svg:viewBox="0 0 3104 1576">
            <text:p/>
          </draw:connector>
          <draw:connector draw:style-name="gr62" draw:text-style-name="P10" draw:layer="layout" svg:x1="19.883cm" svg:y1="-1.436cm" svg:x2="22.96cm" svg:y2="-1.437cm" draw:end-shape="id68" draw:end-glue-point="5" svg:d="M19883-1436h1288v-1h1789" svg:viewBox="0 0 3078 2">
            <text:p/>
          </draw:connector>
          <draw:custom-shape draw:style-name="gr64" draw:text-style-name="P27" xml:id="id68" draw:id="id68"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38" draw:text-style-name="P20" xml:id="id69" draw:id="id69" draw:layer="layout" svg:width="3.81cm" svg:height="0.962cm" svg:x="18.235cm" svg:y="5.764cm">
          <draw:text-box>
            <text:p text:style-name="P19">SLOW</text:p>
          </draw:text-box>
        </draw:frame>
        <draw:frame draw:style-name="gr38" draw:text-style-name="P20" xml:id="id71" draw:id="id71" draw:layer="layout" svg:width="3.81cm" svg:height="0.962cm" svg:x="18.235cm" svg:y="7.361cm">
          <draw:text-box>
            <text:p text:style-name="P19">FAST</text:p>
          </draw:text-box>
        </draw:frame>
        <draw:frame draw:style-name="gr38" draw:text-style-name="P50" draw:layer="layout" svg:width="3.81cm" svg:height="0.962cm" svg:x="18.237cm" svg:y="8.941cm">
          <draw:text-box>
            <text:p text:style-name="P19"><text:span text:style-name="T20">STREAM</text:span></text:p>
          </draw:text-box>
        </draw:frame>
        <draw:frame draw:style-name="gr97" draw:text-style-name="P51" xml:id="id70" draw:id="id70" draw:layer="layout" svg:width="2.54cm" svg:height="0.962cm" svg:x="24.915cm" svg:y="9.901cm">
          <draw:text-box>
            <text:p text:style-name="P19">Ocean</text:p>
          </draw:text-box>
        </draw:frame>
        <draw:custom-shape draw:style-name="gr100" draw:text-style-name="P52" draw:layer="layout" svg:width="7.296cm" svg:height="7.15cm" svg:x="16.51cm" svg:y="4.656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45cm" svg:y1="6.245cm" svg:x2="24.915cm" svg:y2="10.382cm" draw:start-shape="id69" draw:start-glue-point="1" draw:end-shape="id70" draw:end-glue-point="3" svg:d="M22045 6245h1435v4137h1435" svg:viewBox="0 0 2871 4138">
          <text:p/>
        </draw:connector>
        <draw:connector draw:style-name="gr61" draw:text-style-name="P10" draw:layer="layout" svg:x1="22.045cm" svg:y1="7.842cm" svg:x2="24.915cm" svg:y2="10.382cm" draw:start-shape="id71" draw:start-glue-point="1" draw:end-shape="id70" draw:end-glue-point="3" svg:d="M22045 7842h1435v2540h1435" svg:viewBox="0 0 2871 2541">
          <text:p/>
        </draw:connector>
        <draw:connector draw:style-name="gr60" draw:text-style-name="P10" draw:layer="layout" draw:line-skew="-3.385cm" svg:x1="14.605cm" svg:y1="6.426cm" svg:x2="24.915cm" svg:y2="10.382cm" draw:end-shape="id70" draw:end-glue-point="3" svg:d="M14605 6426h1520v3956h8790" svg:viewBox="0 0 10311 3957">
          <text:p/>
        </draw:connector>
        <draw:connector draw:style-name="gr61" draw:text-style-name="P10" draw:layer="layout" draw:line-skew="-3.394cm" svg:x1="14.623cm" svg:y1="7.859cm" svg:x2="24.915cm" svg:y2="10.382cm" draw:end-shape="id70" draw:end-glue-point="3" svg:d="M14623 7859h1502v2523h8790" svg:viewBox="0 0 10293 2524">
          <text:p/>
        </draw:connector>
        <draw:connector draw:style-name="gr62" draw:text-style-name="P10" draw:layer="layout" draw:line-skew="-3.385cm" svg:x1="14.605cm" svg:y1="9.406cm" svg:x2="24.915cm" svg:y2="10.382cm" draw:end-shape="id70" draw:end-glue-point="3" svg:d="M14605 9406h1520v976h8790" svg:viewBox="0 0 10311 977">
          <text:p/>
        </draw:connector>
        <draw:custom-shape draw:style-name="gr63" draw:text-style-name="P4" draw:layer="layout" svg:width="0.635cm" svg:height="0.635cm" svg:x="23.171cm" svg:y="10.06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45cm" svg:y="10.729cm">
          <draw:text-box>
            <text:p><text:span text:style-name="T8">River discharge</text:span></text:p>
          </draw:text-box>
        </draw:frame>
        <draw:frame draw:style-name="gr67" draw:text-style-name="P48" draw:layer="layout" svg:width="6.35cm" svg:height="1.427cm" svg:x="16.975cm" svg:y="3.811cm">
          <draw:text-box>
            <text:p text:style-name="P32"><text:span text:style-name="T18">Coastal grid cell</text:span></text:p>
          </draw:text-box>
        </draw:frame>
        <draw:frame draw:style-name="gr38" draw:text-style-name="P20" xml:id="id72" draw:id="id72" draw:layer="layout" svg:width="3.81cm" svg:height="0.962cm" svg:x="4.015cm" svg:y="5.766cm">
          <draw:text-box>
            <text:p text:style-name="P19">SLOW</text:p>
          </draw:text-box>
        </draw:frame>
        <draw:frame draw:style-name="gr38" draw:text-style-name="P20" xml:id="id74" draw:id="id74" draw:layer="layout" svg:width="3.81cm" svg:height="0.962cm" svg:x="4.015cm" svg:y="7.363cm">
          <draw:text-box>
            <text:p text:style-name="P19">FAST</text:p>
          </draw:text-box>
        </draw:frame>
        <draw:frame draw:style-name="gr38" draw:text-style-name="P50" draw:layer="layout" svg:width="3.81cm" svg:height="0.962cm" svg:x="4.017cm" svg:y="8.943cm">
          <draw:text-box>
            <text:p text:style-name="P19"><text:span text:style-name="T20">STREAM</text:span></text:p>
          </draw:text-box>
        </draw:frame>
        <draw:frame draw:style-name="gr97" draw:text-style-name="P51" xml:id="id73" draw:id="id73" draw:layer="layout" svg:width="2.54cm" svg:height="0.962cm" svg:x="10.695cm" svg:y="9.903cm">
          <draw:text-box>
            <text:p text:style-name="P19">Ocean</text:p>
          </draw:text-box>
        </draw:frame>
        <draw:custom-shape draw:style-name="gr100" draw:text-style-name="P52" draw:layer="layout" svg:width="7.296cm" svg:height="7.15cm" svg:x="2.2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825cm" svg:y1="6.247cm" svg:x2="11.965cm" svg:y2="9.903cm" draw:start-shape="id72" draw:start-glue-point="1" draw:end-shape="id73" draw:end-glue-point="0" svg:d="M7825 6247h4140v3656" svg:viewBox="0 0 4141 3657">
          <text:p/>
        </draw:connector>
        <draw:connector draw:style-name="gr61" draw:text-style-name="P10" draw:layer="layout" svg:x1="7.825cm" svg:y1="7.844cm" svg:x2="11.965cm" svg:y2="9.903cm" draw:start-shape="id74" draw:start-glue-point="1" draw:end-shape="id73" draw:end-glue-point="0" svg:d="M7825 7844h4140v2059" svg:viewBox="0 0 4141 2060">
          <text:p/>
        </draw:connector>
        <draw:connector draw:style-name="gr60" draw:text-style-name="P10" draw:layer="layout" draw:line-skew="-3.385cm" svg:x1="0.385cm" svg:y1="6.428cm" svg:x2="10.695cm" svg:y2="10.384cm" draw:end-shape="id73" draw:end-glue-point="3" svg:d="M385 6428h1520v3956h8790" svg:viewBox="0 0 10311 3957">
          <text:p/>
        </draw:connector>
        <draw:connector draw:style-name="gr61" draw:text-style-name="P10" draw:layer="layout" draw:line-skew="-3.394cm" svg:x1="0.403cm" svg:y1="7.861cm" svg:x2="10.695cm" svg:y2="10.384cm" draw:end-shape="id73" draw:end-glue-point="3" svg:d="M403 7861h1502v2523h8790" svg:viewBox="0 0 10293 2524">
          <text:p/>
        </draw:connector>
        <draw:connector draw:style-name="gr62" draw:text-style-name="P10" draw:layer="layout" draw:line-skew="-3.385cm" svg:x1="0.385cm" svg:y1="9.408cm" svg:x2="10.695cm" svg:y2="10.384cm" draw:end-shape="id73" draw:end-glue-point="3" svg:d="M385 9408h1520v976h8790" svg:viewBox="0 0 10311 977">
          <text:p/>
        </draw:connector>
        <draw:custom-shape draw:style-name="gr63" draw:text-style-name="P4" draw:layer="layout" svg:width="0.635cm" svg:height="0.635cm" svg:x="5.375cm" svg:y="10.103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3.725cm" svg:y="10.731cm">
          <draw:text-box>
            <text:p><text:span text:style-name="T8">River discharge</text:span></text:p>
          </draw:text-box>
        </draw:frame>
        <draw:frame draw:style-name="gr67" draw:text-style-name="P48" draw:layer="layout" svg:width="6.35cm" svg:height="1.427cm" svg:x="2.755cm" svg:y="3.813cm">
          <draw:text-box>
            <text:p text:style-name="P32"><text:span text:style-name="T18">Coastal grid cell</text:span></text:p>
          </draw:text-box>
        </draw:frame>
        <presentation:notes draw:style-name="dp2">
          <draw:page-thumbnail draw:style-name="gr18" draw:layer="layout" svg:width="18.624cm" svg:height="10.476cm" svg:x="1.482cm" svg:y="2.123cm" draw:page-number="11" presentation:class="page"/>
          <draw:frame presentation:style-name="pr1" draw:text-style-name="P1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line draw:style-name="gr101" draw:text-style-name="P53" draw:layer="layout" svg:x1="4.445cm" svg:y1="11.43cm" svg:x2="15.875cm" svg:y2="11.43cm">
          <text:p/>
        </draw:line>
        <draw:line draw:style-name="gr101" draw:text-style-name="P53" draw:layer="layout" svg:x1="4.445cm" svg:y1="11.43cm" svg:x2="4.445cm" svg:y2="3.81cm">
          <text:p/>
        </draw:line>
        <draw:frame draw:style-name="gr102" draw:text-style-name="P12" draw:layer="layout" svg:width="3.81cm" svg:height="1.905cm" svg:x="16.245cm" svg:y="10.83cm">
          <draw:text-box>
            <text:p>Time (hours)</text:p>
          </draw:text-box>
        </draw:frame>
        <draw:frame draw:style-name="gr102" draw:text-style-name="P12" draw:layer="layout" svg:width="3.81cm" svg:height="1.905cm" svg:x="1.735cm" svg:y="4.21cm">
          <draw:text-box>
            <text:p>Forcing variable</text:p>
          </draw:text-box>
        </draw:frame>
        <draw:line draw:style-name="gr103" draw:text-style-name="P10" draw:layer="layout" svg:x1="6.985cm" svg:y1="11.095cm" svg:x2="6.985cm" svg:y2="11.425cm">
          <text:p/>
        </draw:line>
        <draw:line draw:style-name="gr103" draw:text-style-name="P10" draw:layer="layout" svg:x1="13.985cm" svg:y1="11.095cm" svg:x2="13.985cm" svg:y2="11.425cm">
          <text:p/>
        </draw:line>
        <draw:frame draw:style-name="gr104" draw:text-style-name="P12" draw:layer="layout" svg:width="3.175cm" svg:height="3.095cm" svg:x="5.915cm" svg:y="11.765cm">
          <draw:text-box>
            <text:p>12UTC</text:p>
          </draw:text-box>
        </draw:frame>
        <draw:frame draw:style-name="gr104" draw:text-style-name="P12" draw:layer="layout" svg:width="3.175cm" svg:height="3.095cm" svg:x="12.816cm" svg:y="11.766cm">
          <draw:text-box>
            <text:p>18UTC</text:p>
          </draw:text-box>
        </draw:frame>
        <draw:custom-shape draw:style-name="gr105" draw:text-style-name="P32" draw:layer="layout" svg:width="0.254cm" svg:height="0.254cm" svg:x="6.597cm" svg:y="7.441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7.746cm" svg:y="6.4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8.882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0.073cm" svg:y="5.247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1.266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2.43cm" svg:y="6.765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32"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7" draw:text-style-name="P32" draw:layer="layout" svg:width="0.254cm" svg:height="0.254cm" svg:x="6.598cm" svg:y="7.4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8" draw:text-style-name="P54"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9" draw:text-style-name="P10" draw:layer="layout" svg:x1="6.71cm" svg:y1="7.563cm" svg:x2="13.695cm" svg:y2="8.266cm">
          <text:p/>
        </draw:line>
        <draw:line draw:style-name="gr110" draw:text-style-name="P10" draw:layer="layout" svg:x1="6.722cm" svg:y1="7.574cm" svg:x2="7.865cm" svg:y2="6.558cm">
          <text:p/>
        </draw:line>
        <draw:line draw:style-name="gr110" draw:text-style-name="P10" draw:layer="layout" svg:x1="7.874cm" svg:y1="6.571cm" svg:x2="9.017cm" svg:y2="5.86cm">
          <text:p/>
        </draw:line>
        <draw:line draw:style-name="gr110" draw:text-style-name="P10" draw:layer="layout" svg:x1="9.022cm" svg:y1="5.842cm" svg:x2="10.165cm" svg:y2="5.385cm">
          <text:p/>
        </draw:line>
        <draw:line draw:style-name="gr110" draw:text-style-name="P10" draw:layer="layout" svg:x1="11.365cm" svg:y1="5.843cm" svg:x2="10.222cm" svg:y2="5.386cm">
          <text:p/>
        </draw:line>
        <draw:line draw:style-name="gr110" draw:text-style-name="P10" draw:layer="layout" svg:x1="12.556cm" svg:y1="6.885cm" svg:x2="11.413cm" svg:y2="5.869cm">
          <text:p/>
        </draw:line>
        <draw:line draw:style-name="gr110" draw:text-style-name="P10" draw:layer="layout" svg:x1="13.695cm" svg:y1="8.266cm" svg:x2="12.552cm" svg:y2="6.869cm">
          <text:p/>
        </draw:line>
        <presentation:notes draw:style-name="dp2">
          <draw:page-thumbnail draw:style-name="gr18" draw:layer="layout" svg:width="18.624cm" svg:height="10.476cm" svg:x="1.482cm" svg:y="2.123cm" draw:page-number="12" presentation:class="page"/>
          <draw:frame presentation:style-name="pr1"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09-14T16:30:49.366274163</dc:date>
    <meta:editing-duration>P1DT14H29M34S</meta:editing-duration>
    <meta:editing-cycles>88</meta:editing-cycles>
    <meta:generator>LibreOffice/7.3.7.2$Linux_X86_64 LibreOffice_project/30$Build-2</meta:generator>
    <meta:document-statistic meta:object-count="405"/>
  </office:meta>
</office:document-meta>
</file>